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6000252.753384" calcext:value-type="float">
            <text:p><text:s/>36,000,253 <text:s/></text:p>
          </table:table-cell>
          <table:table-cell table:style-name="ce42" office:value-type="float" office:value="3559931.762" calcext:value-type="float">
            <text:p><text:s/>3,559,932 <text:s/></text:p>
          </table:table-cell>
          <table:table-cell table:style-name="ce42" office:value-type="float" office:value="29218862.791384" calcext:value-type="float">
            <text:p><text:s/>29,218,863 <text:s/></text:p>
          </table:table-cell>
          <table:table-cell table:style-name="ce42" office:value-type="float" office:value="170423.43" calcext:value-type="float">
            <text:p><text:s/>170,423 <text:s/></text:p>
          </table:table-cell>
          <table:table-cell table:style-name="ce42" office:value-type="float" office:value="2835693.07" calcext:value-type="float">
            <text:p><text:s/>2,835,6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341.7" calcext:value-type="float">
            <text:p><text:s/>215,3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895.22" calcext:value-type="float">
            <text:p><text:s/>1,8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8.52" calcext:value-type="float">
            <text:p><text:s/>7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6.7" calcext:value-type="float">
            <text:p><text:s/>1,1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84650.30353907" calcext:value-type="float">
            <text:p><text:s/>1,284,650 <text:s/></text:p>
          </table:table-cell>
          <table:table-cell table:style-name="ce42" office:value-type="float" office:value="-2740.91" calcext:value-type="float">
            <text:p><text:s/>-2,741 <text:s/></text:p>
          </table:table-cell>
          <table:table-cell table:style-name="ce42" office:value-type="float" office:value="902917.372340901" calcext:value-type="float">
            <text:p><text:s/>902,917 <text:s/></text:p>
          </table:table-cell>
          <table:table-cell table:style-name="ce42" office:value-type="float" office:value="24547.54" calcext:value-type="float">
            <text:p><text:s/>24,548 <text:s/></text:p>
          </table:table-cell>
          <table:table-cell table:style-name="ce42" office:value-type="float" office:value="303665.901198173" calcext:value-type="float">
            <text:p><text:s/>303,6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260.4" calcext:value-type="float">
            <text:p><text:s/>56,2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4713707.2298449" calcext:value-type="float">
            <text:p><text:s/>34,713,707 <text:s/></text:p>
          </table:table-cell>
          <table:table-cell table:style-name="ce43" office:value-type="float" office:value="3562672.672" calcext:value-type="float">
            <text:p><text:s/>3,562,673 <text:s/></text:p>
          </table:table-cell>
          <table:table-cell table:style-name="ce43" office:value-type="float" office:value="28315945.4190431" calcext:value-type="float">
            <text:p><text:s/>28,315,945 <text:s/></text:p>
          </table:table-cell>
          <table:table-cell table:style-name="ce43" office:value-type="float" office:value="145157.37" calcext:value-type="float">
            <text:p><text:s/>145,157 <text:s/></text:p>
          </table:table-cell>
          <table:table-cell table:style-name="ce43" office:value-type="float" office:value="2532027.16880183" calcext:value-type="float">
            <text:p><text:s/>2,532,02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7904.6" calcext:value-type="float">
            <text:p><text:s/>157,90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37184.847880249" calcext:value-type="float">
            <text:p><text:s/>537,185 <text:s/></text:p>
          </table:table-cell>
          <table:table-cell table:style-name="ce43" office:value-type="float" office:value="-19705.11" calcext:value-type="float">
            <text:p><text:s/>-19,705 <text:s/></text:p>
          </table:table-cell>
          <table:table-cell table:style-name="ce43" office:value-type="float" office:value="817657.934046273" calcext:value-type="float">
            <text:p><text:s/>817,658 <text:s/></text:p>
          </table:table-cell>
          <table:table-cell table:style-name="ce43" office:value-type="float" office:value="-27240.57" calcext:value-type="float">
            <text:p><text:s/>-27,241 <text:s/></text:p>
          </table:table-cell>
          <table:table-cell table:style-name="ce43" office:value-type="float" office:value="-163813.706166024" calcext:value-type="float">
            <text:p><text:s/>-163,81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69713.7" calcext:value-type="float">
            <text:p><text:s/>-69,71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2932530.989373" calcext:value-type="float">
            <text:p><text:s/>32,932,531 <text:s/></text:p>
          </table:table-cell>
          <table:table-cell table:style-name="ce42" office:value-type="float" office:value="3582377.782" calcext:value-type="float">
            <text:p><text:s/>3,582,378 <text:s/></text:p>
          </table:table-cell>
          <table:table-cell table:style-name="ce42" office:value-type="float" office:value="23355047.4264051" calcext:value-type="float">
            <text:p><text:s/>23,355,0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95840.87496785" calcext:value-type="float">
            <text:p><text:s/>2,695,8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9746.5" calcext:value-type="float">
            <text:p><text:s/>2,689,7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151779.856" calcext:value-type="float">
            <text:p><text:s/>4,151,780 <text:s/></text:p>
          </table:table-cell>
          <table:table-cell table:style-name="ce42" office:value-type="float" office:value="3582377.782" calcext:value-type="float">
            <text:p><text:s/>3,582,378 <text:s/></text:p>
          </table:table-cell>
          <table:table-cell table:style-name="ce42" office:value-type="float" office:value="569402.074" calcext:value-type="float">
            <text:p><text:s/>569,4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572317.051" calcext:value-type="float">
            <text:p><text:s/>3,572,3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2570.551" calcext:value-type="float">
            <text:p><text:s/>882,5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89746.5" calcext:value-type="float">
            <text:p><text:s/>2,689,7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790288.8185767" calcext:value-type="float">
            <text:p><text:s/>17,790,2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33824.4236088" calcext:value-type="float">
            <text:p><text:s/>15,333,8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6464.39496785" calcext:value-type="float">
            <text:p><text:s/>2,456,4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362623.968" calcext:value-type="float">
            <text:p><text:s/>362,6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2623.968" calcext:value-type="float">
            <text:p><text:s/>362,6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055521.29579632" calcext:value-type="float">
            <text:p><text:s/>7,055,52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206626.40979632" calcext:value-type="float">
            <text:p><text:s/>6,206,62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9376.48" calcext:value-type="float">
            <text:p><text:s/>239,37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381932.6232" calcext:value-type="float">
            <text:p><text:s/>5,381,9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14643.7" calcext:value-type="float">
            <text:p><text:s/>3,114,6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381932.6232" calcext:value-type="float">
            <text:p><text:s/>5,381,9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14643.7" calcext:value-type="float">
            <text:p><text:s/>3,114,6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47175.3031" calcext:value-type="float">
            <text:p><text:s/>847,17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13405.223" calcext:value-type="float">
            <text:p><text:s/>413,40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33770.0801" calcext:value-type="float">
            <text:p><text:s/>433,77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2532.7056" calcext:value-type="float">
            <text:p><text:s/>42,53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41815.9" calcext:value-type="float">
            <text:p><text:s/>41,81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36216.00709168" calcext:value-type="float">
            <text:p><text:s/>5,736,21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43240.05859168" calcext:value-type="float">
            <text:p><text:s/>4,143,240 <text:s/></text:p>
          </table:table-cell>
          <table:table-cell table:style-name="ce44" office:value-type="float" office:value="172397.94" calcext:value-type="float">
            <text:p><text:s/>172,39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10699.6" calcext:value-type="float">
            <text:p><text:s/>610,70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86304.98709168" calcext:value-type="float">
            <text:p><text:s/>5,486,30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43240.05859168" calcext:value-type="float">
            <text:p><text:s/>4,143,240 <text:s/></text:p>
          </table:table-cell>
          <table:table-cell table:style-name="ce44" office:value-type="float" office:value="122561.62" calcext:value-type="float">
            <text:p><text:s/>122,56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10624.9" calcext:value-type="float">
            <text:p><text:s/>410,62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486304.98709168" calcext:value-type="float">
            <text:p><text:s/>5,486,3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43240.05859168" calcext:value-type="float">
            <text:p><text:s/>4,143,240 <text:s/></text:p>
          </table:table-cell>
          <table:table-cell table:style-name="ce42" office:value-type="float" office:value="122561.62" calcext:value-type="float">
            <text:p><text:s/>122,5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624.9" calcext:value-type="float">
            <text:p><text:s/>410,6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5162.672000001" calcext:value-type="float">
            <text:p><text:s/>55,1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162.672000001" calcext:value-type="float">
            <text:p><text:s/>55,1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07644.468018907" calcext:value-type="float">
            <text:p><text:s/>307,6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644.468018907" calcext:value-type="float">
            <text:p><text:s/>307,6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886061.83734845" calcext:value-type="float">
            <text:p><text:s/>1,886,0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6061.83734845" calcext:value-type="float">
            <text:p><text:s/>1,886,0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148928.50116864" calcext:value-type="float">
            <text:p><text:s/>1,148,9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8928.50116864" calcext:value-type="float">
            <text:p><text:s/>1,148,9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177.408" calcext:value-type="float">
            <text:p>( 3,17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177.408" calcext:value-type="float">
            <text:p>( 3,1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145751.09316864" calcext:value-type="float">
            <text:p>( 1,145,75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45751.09316864" calcext:value-type="float">
            <text:p>( 1,145,75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58607.42911639" calcext:value-type="float">
            <text:p><text:s/>558,6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8607.42911639" calcext:value-type="float">
            <text:p><text:s/>558,6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76976.461015416" calcext:value-type="float">
            <text:p><text:s/>176,9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976.461015416" calcext:value-type="float">
            <text:p><text:s/>176,9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549.446048" calcext:value-type="float">
            <text:p><text:s/>1,54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549.446048" calcext:value-type="float">
            <text:p><text:s/>1,54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50.233536" calcext:value-type="float">
            <text:p><text:s/>3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.233536" calcext:value-type="float">
            <text:p><text:s/>3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59264.755872" calcext:value-type="float">
            <text:p><text:s/>1,759,2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9264.755872" calcext:value-type="float">
            <text:p><text:s/>1,759,2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84535.88944" calcext:value-type="float">
            <text:p><text:s/>1,584,5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4535.88944" calcext:value-type="float">
            <text:p><text:s/>1,584,5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74728.866432" calcext:value-type="float">
            <text:p><text:s/>174,7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728.866432" calcext:value-type="float">
            <text:p><text:s/>174,7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47557.90562" calcext:value-type="float">
            <text:p><text:s/>1,347,5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92.97712" calcext:value-type="float">
            <text:p><text:s/>4,493 <text:s/></text:p>
          </table:table-cell>
          <table:table-cell table:style-name="ce42" office:value-type="float" office:value="122561.62" calcext:value-type="float">
            <text:p><text:s/>122,5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624.9" calcext:value-type="float">
            <text:p><text:s/>410,6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47371.323188" calcext:value-type="float">
            <text:p><text:s/>1,347,3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06.394688" calcext:value-type="float">
            <text:p><text:s/>4,306 <text:s/></text:p>
          </table:table-cell>
          <table:table-cell table:style-name="ce42" office:value-type="float" office:value="122561.62" calcext:value-type="float">
            <text:p><text:s/>122,5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624.9" calcext:value-type="float">
            <text:p><text:s/>410,6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86.582432" calcext:value-type="float">
            <text:p><text:s/>1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.582432" calcext:value-type="float">
            <text:p><text:s/>1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0263.114696319" calcext:value-type="float">
            <text:p><text:s/>130,2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263.114696319" calcext:value-type="float">
            <text:p><text:s/>130,2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49911.02" calcext:value-type="float">
            <text:p><text:s/>249,9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836.32" calcext:value-type="float">
            <text:p><text:s/>49,8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074.7" calcext:value-type="float">
            <text:p><text:s/>200,0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49911.02" calcext:value-type="float">
            <text:p><text:s/>249,9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836.32" calcext:value-type="float">
            <text:p><text:s/>49,8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074.7" calcext:value-type="float">
            <text:p><text:s/>200,0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15380059.499764" calcext:value-type="float">
            <text:p><text:s/>115,380,0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418037.810108" calcext:value-type="float">
            <text:p><text:s/>100,418,0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62021.6896558" calcext:value-type="float">
            <text:p><text:s/>14,962,0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3078855.024" calcext:value-type="float">
            <text:p><text:s/>83,078,8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588376.3343442" calcext:value-type="float">
            <text:p><text:s/>71,588,3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90478.6896558" calcext:value-type="float">
            <text:p><text:s/>11,490,4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468113.056602" calcext:value-type="float">
            <text:p><text:s/>1,468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8113.056602" calcext:value-type="float">
            <text:p><text:s/>1,468,1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833091.419162" calcext:value-type="float">
            <text:p><text:s/>30,833,0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61548.419162" calcext:value-type="float">
            <text:p><text:s/>27,361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1543" calcext:value-type="float">
            <text:p><text:s/>3,471,5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2615112.763021" calcext:value-type="float">
            <text:p><text:s/>12,615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15112.763021" calcext:value-type="float">
            <text:p><text:s/>12,615,1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2615112.763021" calcext:value-type="float">
            <text:p><text:s/>12,615,1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615112.763021" calcext:value-type="float">
            <text:p><text:s/>12,615,11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87036.5420879471" calcext:value-type="float">
            <text:p><text:s/>87,037 <text:s/></text:p>
          </table:table-cell>
          <table:table-cell table:style-name="ce41" office:value-type="float" office:value="40105.8" calcext:value-type="float">
            <text:p><text:s/>40,106 <text:s/></text:p>
          </table:table-cell>
          <table:table-cell table:style-name="ce41" office:value-type="float" office:value="46930.7420879471" calcext:value-type="float">
            <text:p><text:s/>46,931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463345.9101394" calcext:value-type="float">
            <text:p><text:s/>62,463,346 <text:s/></text:p>
          </table:table-cell>
          <table:table-cell table:style-name="ce42" office:value-type="float" office:value="52601106.6" calcext:value-type="float">
            <text:p><text:s/>52,601,1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841.203" calcext:value-type="float">
            <text:p><text:s/>297,8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5640.188251" calcext:value-type="float">
            <text:p><text:s/>1,045,6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04472.4345255" calcext:value-type="float">
            <text:p><text:s/>13,304,4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9179.807627" calcext:value-type="float">
            <text:p><text:s/>439,1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4319.76" calcext:value-type="float">
            <text:p><text:s/>2,494,3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4036.8" calcext:value-type="float">
            <text:p><text:s/>1,974,0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2978.702763" calcext:value-type="float">
            <text:p><text:s/>1,382,979 <text:s/></text:p>
          </table:table-cell>
          <table:table-cell table:style-name="ce42" office:value-type="float" office:value="854453.7" calcext:value-type="float">
            <text:p><text:s/>854,4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138.524667" calcext:value-type="float">
            <text:p><text:s/>57,1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394574.7549388" calcext:value-type="float">
            <text:p><text:s/>43,394,575 <text:s/></text:p>
          </table:table-cell>
          <table:table-cell table:style-name="ce43" office:value-type="float" office:value="51786758.7" calcext:value-type="float">
            <text:p><text:s/>51,786,759 <text:s/></text:p>
          </table:table-cell>
          <table:table-cell table:style-name="ce43" office:value-type="float" office:value="46930.7420879471" calcext:value-type="float">
            <text:p><text:s/>46,931 <text:s/></text:p>
          </table:table-cell>
          <table:table-cell table:style-name="ce43" office:value-type="float" office:value="297841.203" calcext:value-type="float">
            <text:p><text:s/>297,84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49321.855957" calcext:value-type="float">
            <text:p><text:s/>549,3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32495.212898" calcext:value-type="float">
            <text:p><text:s/>5,832,4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641.082898" calcext:value-type="float">
            <text:p><text:s/>26,6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998037.778327184" calcext:value-type="float">
            <text:p><text:s/>-998,038 <text:s/></text:p>
          </table:table-cell>
          <table:table-cell table:style-name="ce43" office:value-type="float" office:value="-494959.5" calcext:value-type="float">
            <text:p><text:s/>-494,96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34824.636164" calcext:value-type="float">
            <text:p><text:s/>-34,8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5130.6" calcext:value-type="float">
            <text:p><text:s/>125,131 <text:s/></text:p>
          </table:table-cell>
          <table:table-cell table:style-name="ce42" office:value-type="float" office:value="394997.274" calcext:value-type="float">
            <text:p><text:s/>394,997 <text:s/></text:p>
          </table:table-cell>
          <table:table-cell table:style-name="ce42" office:value-type="float" office:value="89390.532" calcext:value-type="float">
            <text:p><text:s/>89,391 <text:s/></text:p>
          </table:table-cell>
          <table:table-cell table:style-name="ce42" office:value-type="float" office:value="56559620.2005124" calcext:value-type="float">
            <text:p><text:s/>56,559,620 <text:s/></text:p>
          </table:table-cell>
          <table:table-cell table:style-name="ce42" office:value-type="float" office:value="52281718.2" calcext:value-type="float">
            <text:p><text:s/>52,281,718 <text:s/></text:p>
          </table:table-cell>
          <table:table-cell table:style-name="ce42" office:value-type="float" office:value="46930.7420879471" calcext:value-type="float">
            <text:p><text:s/>46,931 <text:s/></text:p>
          </table:table-cell>
          <table:table-cell table:style-name="ce42" office:value-type="float" office:value="297841.203" calcext:value-type="float">
            <text:p><text:s/>297,841 <text:s/></text:p>
          </table:table-cell>
          <table:table-cell table:style-name="ce42" office:value-type="float" office:value="9639.04276550147" calcext:value-type="float">
            <text:p><text:s/>9,6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26490.1450879" calcext:value-type="float">
            <text:p><text:s/>52,626,490 <text:s/></text:p>
          </table:table-cell>
          <table:table-cell table:style-name="ce42" office:value-type="float" office:value="52281718.2" calcext:value-type="float">
            <text:p><text:s/>52,281,718 <text:s/></text:p>
          </table:table-cell>
          <table:table-cell table:style-name="ce42" office:value-type="float" office:value="46930.7420879471" calcext:value-type="float">
            <text:p><text:s/>46,931 <text:s/></text:p>
          </table:table-cell>
          <table:table-cell table:style-name="ce42" office:value-type="float" office:value="297841.203" calcext:value-type="float">
            <text:p><text:s/>297,8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8900.24" calcext:value-type="float">
            <text:p><text:s/>2,658,9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26.4" calcext:value-type="float">
            <text:p><text:s/>21,9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5130.6" calcext:value-type="float">
            <text:p><text:s/>125,131 <text:s/></text:p>
          </table:table-cell>
          <table:table-cell table:style-name="ce43" office:value-type="float" office:value="394997.274" calcext:value-type="float">
            <text:p><text:s/>394,997 <text:s/></text:p>
          </table:table-cell>
          <table:table-cell table:style-name="ce43" office:value-type="float" office:value="89390.532" calcext:value-type="float">
            <text:p><text:s/>89,391 <text:s/></text:p>
          </table:table-cell>
          <table:table-cell table:style-name="ce43" office:value-type="float" office:value="1252303.41542445" calcext:value-type="float">
            <text:p><text:s/>1,252,30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639.04276550147" calcext:value-type="float">
            <text:p><text:s/>9,63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18456" calcext:value-type="float">
            <text:p><text:s/>918,456 <text:s/></text:p>
          </table:table-cell>
          <table:table-cell table:style-name="ce42" office:value-type="float" office:value="1167663.0903" calcext:value-type="float">
            <text:p><text:s/>1,167,663 <text:s/></text:p>
          </table:table-cell>
          <table:table-cell table:style-name="ce42" office:value-type="float" office:value="181169.8329" calcext:value-type="float">
            <text:p><text:s/>181,170 <text:s/></text:p>
          </table:table-cell>
          <table:table-cell table:style-name="ce42" office:value-type="float" office:value="57573241.4161415" calcext:value-type="float">
            <text:p><text:s/>57,573,2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7803.4719845" calcext:value-type="float">
            <text:p><text:s/>1,527,803 <text:s/></text:p>
          </table:table-cell>
          <table:table-cell table:style-name="ce42" office:value-type="float" office:value="1749820.726791" calcext:value-type="float">
            <text:p><text:s/>1,749,8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18456" calcext:value-type="float">
            <text:p><text:s/>918,456 <text:s/></text:p>
          </table:table-cell>
          <table:table-cell table:style-name="ce42" office:value-type="float" office:value="1167663.0903" calcext:value-type="float">
            <text:p><text:s/>1,167,663 <text:s/></text:p>
          </table:table-cell>
          <table:table-cell table:style-name="ce42" office:value-type="float" office:value="181169.8329" calcext:value-type="float">
            <text:p><text:s/>181,170 <text:s/></text:p>
          </table:table-cell>
          <table:table-cell table:style-name="ce42" office:value-type="float" office:value="52949763.3361511" calcext:value-type="float">
            <text:p><text:s/>52,949,7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7803.4719845" calcext:value-type="float">
            <text:p><text:s/>1,527,803 <text:s/></text:p>
          </table:table-cell>
          <table:table-cell table:style-name="ce42" office:value-type="float" office:value="1526221.9020006" calcext:value-type="float">
            <text:p><text:s/>1,526,22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23478.0799904" calcext:value-type="float">
            <text:p><text:s/>4,623,47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23598.8247904" calcext:value-type="float">
            <text:p><text:s/>223,5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14776.24" calcext:value-type="float">
            <text:p><text:s/>214,776 <text:s/></text:p>
          </table:table-cell>
          <table:table-cell table:style-name="ce42" office:value-type="float" office:value="583429.0203" calcext:value-type="float">
            <text:p><text:s/>583,429 <text:s/></text:p>
          </table:table-cell>
          <table:table-cell table:style-name="ce42" office:value-type="float" office:value="48970.0428" calcext:value-type="float">
            <text:p><text:s/>48,970 <text:s/></text:p>
          </table:table-cell>
          <table:table-cell table:style-name="ce42" office:value-type="float" office:value="2585799.94024291" calcext:value-type="float">
            <text:p><text:s/>2,585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8073.1313236" calcext:value-type="float">
            <text:p><text:s/>1,518,073 <text:s/></text:p>
          </table:table-cell>
          <table:table-cell table:style-name="ce42" office:value-type="float" office:value="197788.870953" calcext:value-type="float">
            <text:p><text:s/>197,7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6" calcext:value-type="float">
            <text:p><text:s/>5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8535.94" calcext:value-type="float">
            <text:p><text:s/>148,536 <text:s/></text:p>
          </table:table-cell>
          <table:table-cell table:style-name="ce42" office:value-type="float" office:value="215899.2402" calcext:value-type="float">
            <text:p><text:s/>215,899 <text:s/></text:p>
          </table:table-cell>
          <table:table-cell table:style-name="ce42" office:value-type="float" office:value="48970.0428" calcext:value-type="float">
            <text:p><text:s/>48,970 <text:s/></text:p>
          </table:table-cell>
          <table:table-cell table:style-name="ce42" office:value-type="float" office:value="14353.92" calcext:value-type="float">
            <text:p><text:s/>14,3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6240.3" calcext:value-type="float">
            <text:p><text:s/>66,240 <text:s/></text:p>
          </table:table-cell>
          <table:table-cell table:style-name="ce42" office:value-type="float" office:value="367529.7801" calcext:value-type="float">
            <text:p><text:s/>367,5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.32" calcext:value-type="float">
            <text:p><text:s/>2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6298.13021091" calcext:value-type="float">
            <text:p><text:s/>2,566,2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8073.1313236" calcext:value-type="float">
            <text:p><text:s/>1,518,073 <text:s/></text:p>
          </table:table-cell>
          <table:table-cell table:style-name="ce42" office:value-type="float" office:value="196071.180921" calcext:value-type="float">
            <text:p><text:s/>196,0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1.16" calcext:value-type="float">
            <text:p><text:s/>2,5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48.410032" calcext:value-type="float">
            <text:p><text:s/>1,74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717.690032" calcext:value-type="float">
            <text:p><text:s/>1,71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7.12" calcext:value-type="float">
            <text:p><text:s/>57 <text:s/></text:p>
          </table:table-cell>
          <table:table-cell table:style-name="ce44" office:value-type="float" office:value="536.5185" calcext:value-type="float">
            <text:p><text:s/>537 <text:s/></text:p>
          </table:table-cell>
          <table:table-cell table:style-name="ce44" office:value-type="float" office:value="123.1671" calcext:value-type="float">
            <text:p><text:s/>12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8492.04" calcext:value-type="float">
            <text:p><text:s/>578,492 <text:s/></text:p>
          </table:table-cell>
          <table:table-cell table:style-name="ce44" office:value-type="float" office:value="188700.2775" calcext:value-type="float">
            <text:p><text:s/>188,700 <text:s/></text:p>
          </table:table-cell>
          <table:table-cell table:style-name="ce44" office:value-type="float" office:value="42686.091" calcext:value-type="float">
            <text:p><text:s/>42,686 <text:s/></text:p>
          </table:table-cell>
          <table:table-cell table:style-name="ce44" office:value-type="float" office:value="36987938.5957542" calcext:value-type="float">
            <text:p><text:s/>36,987,93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91.297895397534" calcext:value-type="float">
            <text:p><text:s/>91 <text:s/></text:p>
          </table:table-cell>
          <table:table-cell table:style-name="ce44" office:value-type="float" office:value="2109537.265061" calcext:value-type="float">
            <text:p><text:s/>2,109,53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78492.04" calcext:value-type="float">
            <text:p><text:s/>578,492 <text:s/></text:p>
          </table:table-cell>
          <table:table-cell table:style-name="ce44" office:value-type="float" office:value="188700.2775" calcext:value-type="float">
            <text:p><text:s/>188,700 <text:s/></text:p>
          </table:table-cell>
          <table:table-cell table:style-name="ce44" office:value-type="float" office:value="42686.091" calcext:value-type="float">
            <text:p><text:s/>42,686 <text:s/></text:p>
          </table:table-cell>
          <table:table-cell table:style-name="ce44" office:value-type="float" office:value="21221697.2645231" calcext:value-type="float">
            <text:p><text:s/>21,221,69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91.297895397534" calcext:value-type="float">
            <text:p><text:s/>91 <text:s/></text:p>
          </table:table-cell>
          <table:table-cell table:style-name="ce44" office:value-type="float" office:value="2109537.265061" calcext:value-type="float">
            <text:p><text:s/>2,109,5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78492.04" calcext:value-type="float">
            <text:p><text:s/>578,492 <text:s/></text:p>
          </table:table-cell>
          <table:table-cell table:style-name="ce42" office:value-type="float" office:value="188700.2775" calcext:value-type="float">
            <text:p><text:s/>188,700 <text:s/></text:p>
          </table:table-cell>
          <table:table-cell table:style-name="ce42" office:value-type="float" office:value="42686.091" calcext:value-type="float">
            <text:p><text:s/>42,686 <text:s/></text:p>
          </table:table-cell>
          <table:table-cell table:style-name="ce42" office:value-type="float" office:value="5754084.98099114" calcext:value-type="float">
            <text:p><text:s/>5,754,0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.297895397534" calcext:value-type="float">
            <text:p><text:s/>91 <text:s/></text:p>
          </table:table-cell>
          <table:table-cell table:style-name="ce42" office:value-type="float" office:value="675017.201529" calcext:value-type="float">
            <text:p><text:s/>675,0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86.892735" calcext:value-type="float">
            <text:p><text:s/>39,9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90.512735" calcext:value-type="float">
            <text:p><text:s/>3,1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6413.167777728" calcext:value-type="float">
            <text:p><text:s/>346,4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22.840362" calcext:value-type="float">
            <text:p><text:s/>8,1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2435.81945642" calcext:value-type="float">
            <text:p><text:s/>1,052,4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11.870602" calcext:value-type="float">
            <text:p><text:s/>2,9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770.052847" calcext:value-type="float">
            <text:p><text:s/>38,7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71.212847" calcext:value-type="float">
            <text:p><text:s/>3,1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39.214843" calcext:value-type="float">
            <text:p><text:s/>5,6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2.454843" calcext:value-type="float">
            <text:p><text:s/>2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690.788284718" calcext:value-type="float">
            <text:p><text:s/>330,6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63.85722" calcext:value-type="float">
            <text:p><text:s/>3,0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04.212302" calcext:value-type="float">
            <text:p><text:s/>8,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03.732302" calcext:value-type="float">
            <text:p><text:s/>5,2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7222.81972731" calcext:value-type="float">
            <text:p><text:s/>1,817,2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.297895397534" calcext:value-type="float">
            <text:p><text:s/>91 <text:s/></text:p>
          </table:table-cell>
          <table:table-cell table:style-name="ce42" office:value-type="float" office:value="364403.597814" calcext:value-type="float">
            <text:p><text:s/>364,4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7704.35281095" calcext:value-type="float">
            <text:p><text:s/>1,167,7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506.747971" calcext:value-type="float">
            <text:p><text:s/>44,5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76067.357693239" calcext:value-type="float">
            <text:p>( 776,06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4506.747971" calcext:value-type="float">
            <text:p>( 44,50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85010.115117715" calcext:value-type="float">
            <text:p>( 385,01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626.88" calcext:value-type="float">
            <text:p>( 6,62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47.8259823043" calcext:value-type="float">
            <text:p><text:s/>41,5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.297895397534" calcext:value-type="float">
            <text:p><text:s/>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838.791091052" calcext:value-type="float">
            <text:p><text:s/>216,8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91131.849843" calcext:value-type="float">
            <text:p><text:s/>391,13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19896.849843" calcext:value-type="float">
            <text:p><text:s/>319,8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424.02284" calcext:value-type="float">
            <text:p><text:s/>253,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80.22284" calcext:value-type="float">
            <text:p><text:s/>4,6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323.784389" calcext:value-type="float">
            <text:p><text:s/>33,3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82.704389" calcext:value-type="float">
            <text:p><text:s/>6,78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9396.897771" calcext:value-type="float">
            <text:p><text:s/>69,39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630.717771" calcext:value-type="float">
            <text:p><text:s/>6,6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3230.633019" calcext:value-type="float">
            <text:p><text:s/>463,2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58.423019" calcext:value-type="float">
            <text:p><text:s/>22,9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627.035839" calcext:value-type="float">
            <text:p><text:s/>108,6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2.425839" calcext:value-type="float">
            <text:p><text:s/>9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603.59718" calcext:value-type="float">
            <text:p><text:s/>354,6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025.99718" calcext:value-type="float">
            <text:p><text:s/>22,0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126.299861" calcext:value-type="float">
            <text:p>( 13,12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009.379861" calcext:value-type="float">
            <text:p>( 11,00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41134.186833" calcext:value-type="float">
            <text:p>( 41,13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3776.746833" calcext:value-type="float">
            <text:p>( 3,77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78492.04" calcext:value-type="float">
            <text:p><text:s/>578,492 <text:s/></text:p>
          </table:table-cell>
          <table:table-cell table:style-name="ce42" office:value-type="float" office:value="188700.2775" calcext:value-type="float">
            <text:p><text:s/>188,700 <text:s/></text:p>
          </table:table-cell>
          <table:table-cell table:style-name="ce42" office:value-type="float" office:value="42686.091" calcext:value-type="float">
            <text:p><text:s/>42,686 <text:s/></text:p>
          </table:table-cell>
          <table:table-cell table:style-name="ce42" office:value-type="float" office:value="736689.028268" calcext:value-type="float">
            <text:p><text:s/>736,6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057.559068" calcext:value-type="float">
            <text:p><text:s/>63,0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78492.04" calcext:value-type="float">
            <text:p><text:s/>578,492 <text:s/></text:p>
          </table:table-cell>
          <table:table-cell table:style-name="ce42" office:value-type="float" office:value="188700.2775" calcext:value-type="float">
            <text:p><text:s/>188,700 <text:s/></text:p>
          </table:table-cell>
          <table:table-cell table:style-name="ce42" office:value-type="float" office:value="42686.091" calcext:value-type="float">
            <text:p><text:s/>42,686 <text:s/></text:p>
          </table:table-cell>
          <table:table-cell table:style-name="ce42" office:value-type="float" office:value="613411.403923" calcext:value-type="float">
            <text:p><text:s/>613,4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066.444723" calcext:value-type="float">
            <text:p><text:s/>45,0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277.624345" calcext:value-type="float">
            <text:p><text:s/>123,2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991.114345" calcext:value-type="float">
            <text:p><text:s/>17,9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0351.950934" calcext:value-type="float">
            <text:p>( 60,35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162.670934" calcext:value-type="float">
            <text:p>( 7,16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131.407088" calcext:value-type="float">
            <text:p><text:s/>112,1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564.227088" calcext:value-type="float">
            <text:p><text:s/>12,56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3032.138978" calcext:value-type="float">
            <text:p><text:s/>13,03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191.718978" calcext:value-type="float">
            <text:p><text:s/>3,1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071.663579936" calcext:value-type="float">
            <text:p><text:s/>94,0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59.076758" calcext:value-type="float">
            <text:p><text:s/>6,1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310.920988" calcext:value-type="float">
            <text:p><text:s/>46,3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07.370988" calcext:value-type="float">
            <text:p><text:s/>9,3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965.339526" calcext:value-type="float">
            <text:p><text:s/>174,9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8708.049526" calcext:value-type="float">
            <text:p><text:s/>148,7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2.0320000252" calcext:value-type="float">
            <text:p><text:s/>1,2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437.872379" calcext:value-type="float">
            <text:p><text:s/>85,4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7.052379" calcext:value-type="float">
            <text:p><text:s/>66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426.272192" calcext:value-type="float">
            <text:p><text:s/>31,42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78042.233557" calcext:value-type="float">
            <text:p><text:s/>12,078,0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442.453557" calcext:value-type="float">
            <text:p><text:s/>26,4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720" calcext:value-type="float">
            <text:p><text:s/>215,7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92845.593557" calcext:value-type="float">
            <text:p><text:s/>11,492,8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442.453557" calcext:value-type="float">
            <text:p><text:s/>26,4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744" calcext:value-type="float">
            <text:p><text:s/>30,7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732.64" calcext:value-type="float">
            <text:p><text:s/>338,7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8338.166131" calcext:value-type="float">
            <text:p><text:s/>958,3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506131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5.966131" calcext:value-type="float">
            <text:p><text:s/>4,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506131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53932.2" calcext:value-type="float">
            <text:p><text:s/>953,93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0381.793581" calcext:value-type="float">
            <text:p><text:s/>1,140,3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207.013581" calcext:value-type="float">
            <text:p><text:s/>117,2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8261.005738" calcext:value-type="float">
            <text:p><text:s/>488,2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758.315738" calcext:value-type="float">
            <text:p><text:s/>115,7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60.34" calcext:value-type="float">
            <text:p><text:s/>8,0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11.986243" calcext:value-type="float">
            <text:p><text:s/>8,0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206243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64.3" calcext:value-type="float">
            <text:p><text:s/>10,7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65.714804" calcext:value-type="float">
            <text:p><text:s/>6,7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.77480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391.3" calcext:value-type="float">
            <text:p><text:s/>400,3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8127.146796" calcext:value-type="float">
            <text:p><text:s/>218,12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413.716796" calcext:value-type="float">
            <text:p><text:s/>1,41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90850.090263" calcext:value-type="float">
            <text:p><text:s/>1,290,85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90850.090263" calcext:value-type="float">
            <text:p><text:s/>1,290,8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66241.3312311" calcext:value-type="float">
            <text:p><text:s/>15,766,2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66241.3312311" calcext:value-type="float">
            <text:p><text:s/>15,766,2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545502.06" calcext:value-type="float">
            <text:p>( 12,545,50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37117.618703" calcext:value-type="float">
            <text:p><text:s/>17,437,1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45.480949" calcext:value-type="float">
            <text:p><text:s/>60,7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83421.307" calcext:value-type="float">
            <text:p><text:s/>11,383,4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545.687154" calcext:value-type="float">
            <text:p><text:s/>63,5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90150.624549" calcext:value-type="float">
            <text:p><text:s/>5,990,1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45.480949" calcext:value-type="float">
            <text:p><text:s/>60,7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1998.273227" calcext:value-type="float">
            <text:p><text:s/>1,271,9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71998.273227" calcext:value-type="float">
            <text:p><text:s/>1,271,99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76036.76" calcext:value-type="float">
            <text:p><text:s/>7,076,037 <text:s/></text:p>
          </table:table-cell>
          <table:table-cell table:number-columns-repeated="2" table:style-name="ce42" office:value-type="float" office:value="99544.38" calcext:value-type="float">
            <text:p><text:s/>99,5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07.21524118362" calcext:value-type="float">
            <text:p><text:s/>6,807 <text:s/></text:p>
          </table:table-cell>
          <table:table-cell table:number-columns-repeated="2" table:style-name="ce42" office:value-type="float" office:value="3616821.78" calcext:value-type="float">
            <text:p><text:s/>3,616,8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5584.8" calcext:value-type="float">
            <text:p><text:s/>915,5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974036.8" calcext:value-type="float">
            <text:p><text:s/>1,974,0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843.86" calcext:value-type="float">
            <text:p><text:s/>178,844 <text:s/></text:p>
          </table:table-cell>
          <table:table-cell table:number-columns-repeated="2" table:style-name="ce42" office:value-type="float" office:value="155083.5" calcext:value-type="float">
            <text:p><text:s/>155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5774.693815299" calcext:value-type="float">
            <text:p><text:s/>-15,775 <text:s/></text:p>
          </table:table-cell>
          <table:table-cell table:style-name="ce42" office:value-type="float" office:value="-225306.906184701" calcext:value-type="float">
            <text:p><text:s/>-225,307 <text:s/></text:p>
          </table:table-cell>
          <table:table-cell table:style-name="ce42" office:value-type="float" office:value="-15929.85" calcext:value-type="float">
            <text:p><text:s/>-15,9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890385.68475882" calcext:value-type="float">
            <text:p><text:s/>6,890,386 <text:s/></text:p>
          </table:table-cell>
          <table:table-cell table:number-columns-repeated="2" table:style-name="ce43" office:value-type="float" office:value="-3672360.9" calcext:value-type="float">
            <text:p><text:s/>-3,672,36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774.693815299" calcext:value-type="float">
            <text:p><text:s/>15,775 <text:s/></text:p>
          </table:table-cell>
          <table:table-cell table:style-name="ce43" office:value-type="float" office:value="-2664314.6938153" calcext:value-type="float">
            <text:p><text:s/>-2,664,315 <text:s/></text:p>
          </table:table-cell>
          <table:table-cell table:style-name="ce43" office:value-type="float" office:value="15929.85" calcext:value-type="float">
            <text:p><text:s/>15,9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6438.32" calcext:value-type="float">
            <text:p><text:s/>3,706,438 <text:s/></text:p>
          </table:table-cell>
          <table:table-cell table:number-columns-repeated="2" table:style-name="ce42" office:value-type="float" office:value="24102" calcext:value-type="float">
            <text:p><text:s/>24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7.65796221215" calcext:value-type="float">
            <text:p><text:s/>1,808 <text:s/></text:p>
          </table:table-cell>
          <table:table-cell table:style-name="ce42" office:value-type="float" office:value="27430.7420377878" calcext:value-type="float">
            <text:p><text:s/>27,431 <text:s/></text:p>
          </table:table-cell>
          <table:table-cell table:style-name="ce42" office:value-type="float" office:value="35518.1" calcext:value-type="float">
            <text:p><text:s/>35,5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131.03524118368" calcext:value-type="float">
            <text:p><text:s/>-4,131 <text:s/></text:p>
          </table:table-cell>
          <table:table-cell table:number-columns-repeated="2" table:style-name="ce43" office:value-type="float" office:value="-91745.16" calcext:value-type="float">
            <text:p><text:s/>-91,74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6660.85" calcext:value-type="float">
            <text:p><text:s/>186,6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4702.22" calcext:value-type="float">
            <text:p><text:s/>9,374,702 <text:s/></text:p>
          </table:table-cell>
          <table:table-cell table:number-columns-repeated="2" table:style-name="ce42" office:value-type="float" office:value="11673132.12" calcext:value-type="float">
            <text:p><text:s/>11,673,132 <text:s/></text:p>
          </table:table-cell>
          <table:table-cell table:style-name="ce42" office:value-type="float" office:value="36" calcext:value-type="float">
            <text:p><text:s/>36 <text:s/></text:p>
          </table:table-cell>
          <table:table-cell table:style-name="ce42" office:value-type="float" office:value="76824.1641469132" calcext:value-type="float">
            <text:p><text:s/>76,824 <text:s/></text:p>
          </table:table-cell>
          <table:table-cell table:style-name="ce42" office:value-type="float" office:value="2973786.23585309" calcext:value-type="float">
            <text:p><text:s/>2,973,786 <text:s/></text:p>
          </table:table-cell>
          <table:table-cell table:style-name="ce42" office:value-type="float" office:value="225649.5" calcext:value-type="float">
            <text:p><text:s/>225,6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4702.22" calcext:value-type="float">
            <text:p><text:s/>9,374,702 <text:s/></text:p>
          </table:table-cell>
          <table:table-cell table:number-columns-repeated="2" table:style-name="ce42" office:value-type="float" office:value="7496147.1624" calcext:value-type="float">
            <text:p><text:s/>7,496,147 <text:s/></text:p>
          </table:table-cell>
          <table:table-cell table:style-name="ce42" office:value-type="float" office:value="36" calcext:value-type="float">
            <text:p><text:s/>36 <text:s/></text:p>
          </table:table-cell>
          <table:table-cell table:style-name="ce42" office:value-type="float" office:value="76824.1641469132" calcext:value-type="float">
            <text:p><text:s/>76,824 <text:s/></text:p>
          </table:table-cell>
          <table:table-cell table:style-name="ce42" office:value-type="float" office:value="2973786.23585309" calcext:value-type="float">
            <text:p><text:s/>2,973,786 <text:s/></text:p>
          </table:table-cell>
          <table:table-cell table:style-name="ce42" office:value-type="float" office:value="225649.5" calcext:value-type="float">
            <text:p><text:s/>225,6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176984.9576" calcext:value-type="float">
            <text:p><text:s/>4,176,9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33.2" calcext:value-type="float">
            <text:p><text:s/>4,6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65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26.44" calcext:value-type="float">
            <text:p><text:s/>2,0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65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91.16" calcext:value-type="float">
            <text:p><text:s/>2,5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5.6" calcext:value-type="float">
            <text:p><text:s/>1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2562780.62" calcext:value-type="float">
            <text:p><text:s/>12,562,781 <text:s/></text:p>
          </table:table-cell>
          <table:table-cell table:number-columns-repeated="2" table:style-name="ce44" office:value-type="float" office:value="8063781.18" calcext:value-type="float">
            <text:p><text:s/>8,063,781 <text:s/></text:p>
          </table:table-cell>
          <table:table-cell table:style-name="ce44" office:value-type="float" office:value="36" calcext:value-type="float">
            <text:p><text:s/>36 <text:s/></text:p>
          </table:table-cell>
          <table:table-cell table:style-name="ce44" office:value-type="float" office:value="90791.2" calcext:value-type="float">
            <text:p><text:s/>90,791 <text:s/></text:p>
          </table:table-cell>
          <table:table-cell table:style-name="ce44" office:value-type="float" office:value="282040.8" calcext:value-type="float">
            <text:p><text:s/>282,041 <text:s/></text:p>
          </table:table-cell>
          <table:table-cell table:style-name="ce44" office:value-type="float" office:value="19392.75" calcext:value-type="float">
            <text:p><text:s/>19,39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278.56" calcext:value-type="float">
            <text:p><text:s/>17,279 <text:s/></text:p>
          </table:table-cell>
          <table:table-cell table:number-columns-repeated="2" table:style-name="ce44" office:value-type="float" office:value="8063781.18" calcext:value-type="float">
            <text:p><text:s/>8,063,781 <text:s/></text:p>
          </table:table-cell>
          <table:table-cell table:style-name="ce44" office:value-type="float" office:value="36" calcext:value-type="float">
            <text:p><text:s/>36 <text:s/></text:p>
          </table:table-cell>
          <table:table-cell table:style-name="ce44" office:value-type="float" office:value="90791.2" calcext:value-type="float">
            <text:p><text:s/>90,791 <text:s/></text:p>
          </table:table-cell>
          <table:table-cell table:style-name="ce44" office:value-type="float" office:value="282040.8" calcext:value-type="float">
            <text:p><text:s/>282,041 <text:s/></text:p>
          </table:table-cell>
          <table:table-cell table:style-name="ce44" office:value-type="float" office:value="19392.75" calcext:value-type="float">
            <text:p><text:s/>19,3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78.56" calcext:value-type="float">
            <text:p><text:s/>17,279 <text:s/></text:p>
          </table:table-cell>
          <table:table-cell table:number-columns-repeated="2" table:style-name="ce42" office:value-type="float" office:value="7763.34" calcext:value-type="float">
            <text:p><text:s/>7,7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5.2" calcext:value-type="float">
            <text:p><text:s/>675 <text:s/></text:p>
          </table:table-cell>
          <table:table-cell table:style-name="ce42" office:value-type="float" office:value="7514.85" calcext:value-type="float">
            <text:p><text:s/>7,5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30.52" calcext:value-type="float">
            <text:p><text:s/>1,4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.25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.84" calcext:value-type="float">
            <text:p><text:s/>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2.5" calcext:value-type="float">
            <text:p><text:s/>2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.4" calcext:value-type="float">
            <text:p><text:s/>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.6" calcext:value-type="float">
            <text:p><text:s/>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9" calcext:value-type="float">
            <text:p><text:s/>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.6" calcext:value-type="float">
            <text:p><text:s/>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3.9" calcext:value-type="float">
            <text:p>( 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7.6" calcext:value-type="float">
            <text:p><text:s/>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.92" calcext:value-type="float">
            <text:p><text:s/>5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7.6" calcext:value-type="float">
            <text:p><text:s/>6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2.62" calcext:value-type="float">
            <text:p><text:s/>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" calcext:value-type="float">
            <text:p><text:s/>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05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1.76" calcext:value-type="float">
            <text:p><text:s/>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05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24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4.68" calcext:value-type="float">
            <text:p>( 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78.56" calcext:value-type="float">
            <text:p><text:s/>17,279 <text:s/></text:p>
          </table:table-cell>
          <table:table-cell table:number-columns-repeated="2" table:style-name="ce42" office:value-type="float" office:value="201.24" calcext:value-type="float">
            <text:p><text:s/>2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42.45" calcext:value-type="float">
            <text:p><text:s/>6,5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2.6" calcext:value-type="float">
            <text:p><text:s/>1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69.5" calcext:value-type="float">
            <text:p><text:s/>5,6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78.56" calcext:value-type="float">
            <text:p><text:s/>17,279 <text:s/></text:p>
          </table:table-cell>
          <table:table-cell table:number-columns-repeated="2" table:style-name="ce42" office:value-type="float" office:value="68.64" calcext:value-type="float">
            <text:p><text:s/>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2.95" calcext:value-type="float">
            <text:p><text:s/>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278.56" calcext:value-type="float">
            <text:p>( 17,27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.08" calcext:value-type="float">
            <text:p><text:s/>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.7" calcext:value-type="float">
            <text:p><text:s/>3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06.86" calcext:value-type="float">
            <text:p><text:s/>10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0.14" calcext:value-type="float">
            <text:p><text:s/>4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40.1" calcext:value-type="float">
            <text:p><text:s/>3,7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0.65" calcext:value-type="float">
            <text:p><text:s/>8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.12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65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2.44" calcext:value-type="float">
            <text:p><text:s/>6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3.42" calcext:value-type="float">
            <text:p><text:s/>6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02176.78" calcext:value-type="float">
            <text:p><text:s/>8,002,177 <text:s/></text:p>
          </table:table-cell>
          <table:table-cell table:style-name="ce42" office:value-type="float" office:value="36" calcext:value-type="float">
            <text:p><text:s/>36 <text:s/></text:p>
          </table:table-cell>
          <table:table-cell table:style-name="ce42" office:value-type="float" office:value="3093.6" calcext:value-type="float">
            <text:p><text:s/>3,094 <text:s/></text:p>
          </table:table-cell>
          <table:table-cell table:style-name="ce42" office:value-type="float" office:value="212590.4" calcext:value-type="float">
            <text:p><text:s/>212,5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" calcext:value-type="float">
            <text:p><text:s/>36 <text:s/></text:p>
          </table:table-cell>
          <table:table-cell table:style-name="ce42" office:value-type="float" office:value="3093.6" calcext:value-type="float">
            <text:p><text:s/>3,094 <text:s/></text:p>
          </table:table-cell>
          <table:table-cell table:style-name="ce42" office:value-type="float" office:value="212590.4" calcext:value-type="float">
            <text:p><text:s/>212,5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02176.78" calcext:value-type="float">
            <text:p><text:s/>8,002,1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6.26" calcext:value-type="float">
            <text:p><text:s/>2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6.26" calcext:value-type="float">
            <text:p><text:s/>2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554.8" calcext:value-type="float">
            <text:p><text:s/>53,5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697.6" calcext:value-type="float">
            <text:p><text:s/>87,698 <text:s/></text:p>
          </table:table-cell>
          <table:table-cell table:style-name="ce42" office:value-type="float" office:value="68775.2" calcext:value-type="float">
            <text:p><text:s/>68,775 <text:s/></text:p>
          </table:table-cell>
          <table:table-cell table:style-name="ce42" office:value-type="float" office:value="11877.9" calcext:value-type="float">
            <text:p><text:s/>11,8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918.05" calcext:value-type="float">
            <text:p><text:s/>2,9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80.66" calcext:value-type="float">
            <text:p><text:s/>7,6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90.82" calcext:value-type="float">
            <text:p><text:s/>3,2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844.74" calcext:value-type="float">
            <text:p><text:s/>39,8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697.6" calcext:value-type="float">
            <text:p><text:s/>87,698 <text:s/></text:p>
          </table:table-cell>
          <table:table-cell table:style-name="ce42" office:value-type="float" office:value="68775.2" calcext:value-type="float">
            <text:p><text:s/>68,775 <text:s/></text:p>
          </table:table-cell>
          <table:table-cell table:style-name="ce42" office:value-type="float" office:value="7656.8" calcext:value-type="float">
            <text:p><text:s/>7,65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734.68" calcext:value-type="float">
            <text:p><text:s/>2,73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77.55" calcext:value-type="float">
            <text:p><text:s/>1,27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45502.06" calcext:value-type="float">
            <text:p><text:s/>12,545,5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45502.06" calcext:value-type="float">
            <text:p><text:s/>12,545,5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545502.06" calcext:value-type="float">
            <text:p>( 12,545,50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7162.24" calcext:value-type="float">
            <text:p><text:s/>357,1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9377.92" calcext:value-type="float">
            <text:p><text:s/>209,378 <text:s/></text:p>
          </table:table-cell>
          <table:table-cell table:style-name="ce42" office:value-type="float" office:value="30845" calcext:value-type="float">
            <text:p><text:s/>30,845 <text:s/></text:p>
          </table:table-cell>
          <table:table-cell table:style-name="ce42" office:value-type="float" office:value="548214.538888375" calcext:value-type="float">
            <text:p><text:s/>548,2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58.98" calcext:value-type="float">
            <text:p><text:s/>34,759 <text:s/></text:p>
          </table:table-cell>
          <table:table-cell table:style-name="ce42" office:value-type="float" office:value="162818.1" calcext:value-type="float">
            <text:p><text:s/>162,8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5860324.68" calcext:value-type="float">
            <text:p><text:s/>5,860,325 <text:s/></text:p>
          </table:table-cell>
          <table:table-cell table:style-name="ce42" office:value-type="float" office:value="1088642.88" calcext:value-type="float">
            <text:p><text:s/>1,088,6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1732.16" calcext:value-type="float">
            <text:p><text:s/>251,732 <text:s/></text:p>
          </table:table-cell>
          <table:table-cell table:style-name="ce42" office:value-type="float" office:value="783370" calcext:value-type="float">
            <text:p><text:s/>783,370 <text:s/></text:p>
          </table:table-cell>
          <table:table-cell table:style-name="ce42" office:value-type="float" office:value="52886.6916573219" calcext:value-type="float">
            <text:p><text:s/>52,8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904.92" calcext:value-type="float">
            <text:p><text:s/>159,905 <text:s/></text:p>
          </table:table-cell>
          <table:table-cell table:style-name="ce42" office:value-type="float" office:value="129217.5" calcext:value-type="float">
            <text:p><text:s/>129,2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90641.36" calcext:value-type="float">
            <text:p><text:s/>190,641 <text:s/></text:p>
          </table:table-cell>
          <table:table-cell table:style-name="ce42" office:value-type="float" office:value="2299352.64" calcext:value-type="float">
            <text:p><text:s/>2,299,3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5.76" calcext:value-type="float">
            <text:p><text:s/>4,3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75829.12" calcext:value-type="float">
            <text:p><text:s/>275,829 <text:s/></text:p>
          </table:table-cell>
          <table:table-cell table:style-name="ce42" office:value-type="float" office:value="180670.548096" calcext:value-type="float">
            <text:p><text:s/>180,6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48355.52" calcext:value-type="float">
            <text:p><text:s/>-148,356 <text:s/></text:p>
          </table:table-cell>
          <table:table-cell table:style-name="ce42" office:value-type="float" office:value="14332" calcext:value-type="float">
            <text:p><text:s/>14,332 <text:s/></text:p>
          </table:table-cell>
          <table:table-cell table:style-name="ce42" office:value-type="float" office:value="5743.59999999998" calcext:value-type="float">
            <text:p><text:s/>5,7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11945.58" calcext:value-type="float">
            <text:p><text:s/>-111,946 <text:s/></text:p>
          </table:table-cell>
          <table:table-cell table:style-name="ce42" office:value-type="float" office:value="178196.4" calcext:value-type="float">
            <text:p><text:s/>178,1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6326795.16" calcext:value-type="float">
            <text:p><text:s/>-6,326,795 <text:s/></text:p>
          </table:table-cell>
          <table:table-cell table:style-name="ce43" office:value-type="float" office:value="-3211503.828096" calcext:value-type="float">
            <text:p><text:s/>-3,211,50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1675.52" calcext:value-type="float">
            <text:p><text:s/>101,676 <text:s/></text:p>
          </table:table-cell>
          <table:table-cell table:style-name="ce43" office:value-type="float" office:value="-766857" calcext:value-type="float">
            <text:p><text:s/>-766,857 <text:s/></text:p>
          </table:table-cell>
          <table:table-cell table:style-name="ce43" office:value-type="float" office:value="489584.247231053" calcext:value-type="float">
            <text:p><text:s/>489,58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3200.36" calcext:value-type="float">
            <text:p><text:s/>-13,200 <text:s/></text:p>
          </table:table-cell>
          <table:table-cell table:style-name="ce43" office:value-type="float" office:value="-144595.8" calcext:value-type="float">
            <text:p><text:s/>-144,5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26203.6" calcext:value-type="float">
            <text:p><text:s/>226,204 <text:s/></text:p>
          </table:table-cell>
          <table:table-cell table:style-name="ce42" office:value-type="float" office:value="1578232.32" calcext:value-type="float">
            <text:p><text:s/>1,578,2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42.24" calcext:value-type="float">
            <text:p><text:s/>27,6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5.75" calcext:value-type="float">
            <text:p><text:s/>4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043.4" calcext:value-type="float">
            <text:p><text:s/>178,04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303214.8" calcext:value-type="float">
            <text:p><text:s/>-303,215 <text:s/></text:p>
          </table:table-cell>
          <table:table-cell table:style-name="ce43" office:value-type="float" office:value="-255823.496922" calcext:value-type="float">
            <text:p><text:s/>-255,82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3002.7530516716" calcext:value-type="float">
            <text:p><text:s/>83,003 <text:s/></text:p>
          </table:table-cell>
          <table:table-cell table:style-name="ce42" office:value-type="float" office:value="3430537.37435031" calcext:value-type="float">
            <text:p><text:s/>3,430,5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7257.319295412" calcext:value-type="float">
            <text:p><text:s/>397,257 <text:s/></text:p>
          </table:table-cell>
          <table:table-cell table:style-name="ce42" office:value-type="float" office:value="12693.5659615476" calcext:value-type="float">
            <text:p><text:s/>12,6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0225.04" calcext:value-type="float">
            <text:p><text:s/>80,225 <text:s/></text:p>
          </table:table-cell>
          <table:table-cell table:style-name="ce42" office:value-type="float" office:value="2578675.2" calcext:value-type="float">
            <text:p><text:s/>2,578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926.4" calcext:value-type="float">
            <text:p><text:s/>21,9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777.7130516716" calcext:value-type="float">
            <text:p><text:s/>2,778 <text:s/></text:p>
          </table:table-cell>
          <table:table-cell table:style-name="ce43" office:value-type="float" office:value="829935.774350312" calcext:value-type="float">
            <text:p><text:s/>829,93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97257.319295412" calcext:value-type="float">
            <text:p><text:s/>397,257 <text:s/></text:p>
          </table:table-cell>
          <table:table-cell table:style-name="ce43" office:value-type="float" office:value="12693.5659615476" calcext:value-type="float">
            <text:p><text:s/>12,6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1433554.16" calcext:value-type="float">
            <text:p><text:s/>11,433,554 <text:s/></text:p>
          </table:table-cell>
          <table:table-cell table:style-name="ce42" office:value-type="float" office:value="14286437.163366" calcext:value-type="float">
            <text:p><text:s/>14,286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5825.28" calcext:value-type="float">
            <text:p><text:s/>335,825 <text:s/></text:p>
          </table:table-cell>
          <table:table-cell table:style-name="ce42" office:value-type="float" office:value="1274429" calcext:value-type="float">
            <text:p><text:s/>1,274,429 <text:s/></text:p>
          </table:table-cell>
          <table:table-cell table:style-name="ce42" office:value-type="float" office:value="120574.93" calcext:value-type="float">
            <text:p><text:s/>120,5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1861.12" calcext:value-type="float">
            <text:p><text:s/>521,861 <text:s/></text:p>
          </table:table-cell>
          <table:table-cell table:style-name="ce42" office:value-type="float" office:value="1998805.324" calcext:value-type="float">
            <text:p><text:s/>1,998,8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1324727.7248" calcext:value-type="float">
            <text:p><text:s/>11,324,728 <text:s/></text:p>
          </table:table-cell>
          <table:table-cell table:style-name="ce42" office:value-type="float" office:value="14286437.163366" calcext:value-type="float">
            <text:p><text:s/>14,286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5825.28" calcext:value-type="float">
            <text:p><text:s/>335,825 <text:s/></text:p>
          </table:table-cell>
          <table:table-cell table:style-name="ce42" office:value-type="float" office:value="1274429" calcext:value-type="float">
            <text:p><text:s/>1,274,429 <text:s/></text:p>
          </table:table-cell>
          <table:table-cell table:style-name="ce42" office:value-type="float" office:value="120574.93" calcext:value-type="float">
            <text:p><text:s/>120,5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1861.12" calcext:value-type="float">
            <text:p><text:s/>521,861 <text:s/></text:p>
          </table:table-cell>
          <table:table-cell table:style-name="ce42" office:value-type="float" office:value="1884737.4616" calcext:value-type="float">
            <text:p><text:s/>1,884,73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08826.4352" calcext:value-type="float">
            <text:p><text:s/>108,82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14067.8624" calcext:value-type="float">
            <text:p><text:s/>114,0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8003.92" calcext:value-type="float">
            <text:p><text:s/>28,004 <text:s/></text:p>
          </table:table-cell>
          <table:table-cell table:style-name="ce42" office:value-type="float" office:value="769510.493223274" calcext:value-type="float">
            <text:p><text:s/>769,5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030.2407045878" calcext:value-type="float">
            <text:p><text:s/>39,030 <text:s/></text:p>
          </table:table-cell>
          <table:table-cell table:style-name="ce42" office:value-type="float" office:value="28752.4340384524" calcext:value-type="float">
            <text:p><text:s/>28,7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6" calcext:value-type="float">
            <text:p><text:s/>5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53.92" calcext:value-type="float">
            <text:p><text:s/>14,3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2.32" calcext:value-type="float">
            <text:p><text:s/>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7988.8" calcext:value-type="float">
            <text:p><text:s/>27,989 <text:s/></text:p>
          </table:table-cell>
          <table:table-cell table:style-name="ce42" office:value-type="float" office:value="754348.253223274" calcext:value-type="float">
            <text:p><text:s/>754,3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030.2407045878" calcext:value-type="float">
            <text:p><text:s/>39,030 <text:s/></text:p>
          </table:table-cell>
          <table:table-cell table:style-name="ce42" office:value-type="float" office:value="28752.4340384524" calcext:value-type="float">
            <text:p><text:s/>28,7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5.12" calcext:value-type="float">
            <text:p><text:s/>1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072763.52694833" calcext:value-type="float">
            <text:p><text:s/>5,072,764 <text:s/></text:p>
          </table:table-cell>
          <table:table-cell table:style-name="ce44" office:value-type="float" office:value="5552476.64461841" calcext:value-type="float">
            <text:p><text:s/>5,552,47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09858.56" calcext:value-type="float">
            <text:p><text:s/>409,859 <text:s/></text:p>
          </table:table-cell>
          <table:table-cell table:style-name="ce44" office:value-type="float" office:value="507572" calcext:value-type="float">
            <text:p><text:s/>507,572 <text:s/></text:p>
          </table:table-cell>
          <table:table-cell table:style-name="ce44" office:value-type="float" office:value="609723.427231053" calcext:value-type="float">
            <text:p><text:s/>609,72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2373.2" calcext:value-type="float">
            <text:p><text:s/>72,373 <text:s/></text:p>
          </table:table-cell>
          <table:table-cell table:style-name="ce44" office:value-type="float" office:value="1634720.124" calcext:value-type="float">
            <text:p><text:s/>1,634,72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072763.52694833" calcext:value-type="float">
            <text:p><text:s/>5,072,764 <text:s/></text:p>
          </table:table-cell>
          <table:table-cell table:style-name="ce44" office:value-type="float" office:value="5552476.64461841" calcext:value-type="float">
            <text:p><text:s/>5,552,47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8.84" calcext:value-type="float">
            <text:p><text:s/>379 <text:s/></text:p>
          </table:table-cell>
          <table:table-cell table:style-name="ce44" office:value-type="float" office:value="13129.2" calcext:value-type="float">
            <text:p><text:s/>13,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89591.526948328" calcext:value-type="float">
            <text:p><text:s/>189,592 <text:s/></text:p>
          </table:table-cell>
          <table:table-cell table:style-name="ce42" office:value-type="float" office:value="4842644.96461841" calcext:value-type="float">
            <text:p><text:s/>4,842,6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8.84" calcext:value-type="float">
            <text:p><text:s/>379 <text:s/></text:p>
          </table:table-cell>
          <table:table-cell table:style-name="ce42" office:value-type="float" office:value="13129.2" calcext:value-type="float">
            <text:p><text:s/>13,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0022.04" calcext:value-type="float">
            <text:p><text:s/>10,022 <text:s/></text:p>
          </table:table-cell>
          <table:table-cell table:style-name="ce42" office:value-type="float" office:value="26765.76" calcext:value-type="float">
            <text:p><text:s/>26,7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676.4048314624" calcext:value-type="float">
            <text:p><text:s/>5,676 <text:s/></text:p>
          </table:table-cell>
          <table:table-cell table:style-name="ce42" office:value-type="float" office:value="331162.152584266" calcext:value-type="float">
            <text:p><text:s/>331,1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206.0981506628" calcext:value-type="float">
            <text:p><text:s/>4,206 <text:s/></text:p>
          </table:table-cell>
          <table:table-cell table:style-name="ce42" office:value-type="float" office:value="1045296.01070376" calcext:value-type="float">
            <text:p><text:s/>1,045,2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9.32" calcext:value-type="float">
            <text:p><text:s/>19 <text:s/></text:p>
          </table:table-cell>
          <table:table-cell table:style-name="ce42" office:value-type="float" office:value="35579.52" calcext:value-type="float">
            <text:p><text:s/>35,5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5.96" calcext:value-type="float">
            <text:p><text:s/>16 <text:s/></text:p>
          </table:table-cell>
          <table:table-cell table:style-name="ce42" office:value-type="float" office:value="5380.8" calcext:value-type="float">
            <text:p><text:s/>5,3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17.7907520988" calcext:value-type="float">
            <text:p><text:s/>618 <text:s/></text:p>
          </table:table-cell>
          <table:table-cell table:style-name="ce42" office:value-type="float" office:value="326662.240312619" calcext:value-type="float">
            <text:p><text:s/>326,6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20.08" calcext:value-type="float">
            <text:p><text:s/>220 <text:s/></text:p>
          </table:table-cell>
          <table:table-cell table:style-name="ce42" office:value-type="float" office:value="2764.8" calcext:value-type="float">
            <text:p><text:s/>2,7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4117.2732140792" calcext:value-type="float">
            <text:p><text:s/>74,117 <text:s/></text:p>
          </table:table-cell>
          <table:table-cell table:style-name="ce42" office:value-type="float" office:value="1378589.15080383" calcext:value-type="float">
            <text:p><text:s/>1,378,5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3530.7458803316" calcext:value-type="float">
            <text:p><text:s/>73,531 <text:s/></text:p>
          </table:table-cell>
          <table:table-cell table:style-name="ce42" office:value-type="float" office:value="1049662.95895962" calcext:value-type="float">
            <text:p><text:s/>1,049,6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792.3058803316" calcext:value-type="float">
            <text:p>( 5,792 <text:s/>)</text:p>
          </table:table-cell>
          <table:table-cell table:style-name="ce45" office:value-type="float" office:value="725764.403841907" calcext:value-type="float">
            <text:p>( 725,76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7738.44" calcext:value-type="float">
            <text:p>( 67,738 <text:s/>)</text:p>
          </table:table-cell>
          <table:table-cell table:style-name="ce45" office:value-type="float" office:value="317271.675117715" calcext:value-type="float">
            <text:p>( 317,27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626.88" calcext:value-type="float">
            <text:p>( 6,62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35.4882256108" calcext:value-type="float">
            <text:p><text:s/>535 <text:s/></text:p>
          </table:table-cell>
          <table:table-cell table:style-name="ce42" office:value-type="float" office:value="40921.039861296" calcext:value-type="float">
            <text:p><text:s/>40,9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8.4391081368" calcext:value-type="float">
            <text:p><text:s/>38 <text:s/></text:p>
          </table:table-cell>
          <table:table-cell table:style-name="ce42" office:value-type="float" office:value="216782.751982915" calcext:value-type="float">
            <text:p><text:s/>216,7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2.6" calcext:value-type="float">
            <text:p><text:s/>13 <text:s/></text:p>
          </table:table-cell>
          <table:table-cell table:style-name="ce46" office:value-type="float" office:value="71222.4" calcext:value-type="float">
            <text:p><text:s/>71,22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962.68" calcext:value-type="float">
            <text:p><text:s/>2,963 <text:s/></text:p>
          </table:table-cell>
          <table:table-cell table:style-name="ce42" office:value-type="float" office:value="245073.6" calcext:value-type="float">
            <text:p><text:s/>245,0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93.92" calcext:value-type="float">
            <text:p><text:s/>494 <text:s/></text:p>
          </table:table-cell>
          <table:table-cell table:style-name="ce42" office:value-type="float" office:value="26040" calcext:value-type="float">
            <text:p><text:s/>26,0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36.84" calcext:value-type="float">
            <text:p><text:s/>337 <text:s/></text:p>
          </table:table-cell>
          <table:table-cell table:style-name="ce46" office:value-type="float" office:value="62406.72" calcext:value-type="float">
            <text:p><text:s/>62,40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4840.48" calcext:value-type="float">
            <text:p><text:s/>24,840 <text:s/></text:p>
          </table:table-cell>
          <table:table-cell table:style-name="ce42" office:value-type="float" office:value="414963.84" calcext:value-type="float">
            <text:p><text:s/>414,9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8.84" calcext:value-type="float">
            <text:p><text:s/>3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2353.24" calcext:value-type="float">
            <text:p><text:s/>22,353 <text:s/></text:p>
          </table:table-cell>
          <table:table-cell table:style-name="ce42" office:value-type="float" office:value="85258.56" calcext:value-type="float">
            <text:p><text:s/>85,2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487.24" calcext:value-type="float">
            <text:p><text:s/>2,487 <text:s/></text:p>
          </table:table-cell>
          <table:table-cell table:style-name="ce42" office:value-type="float" office:value="329705.28" calcext:value-type="float">
            <text:p><text:s/>329,7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8.84" calcext:value-type="float">
            <text:p><text:s/>3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99.92" calcext:value-type="float">
            <text:p>( 200 <text:s/>)</text:p>
          </table:table-cell>
          <table:table-cell table:style-name="ce45" office:value-type="float" office:value="1912.32" calcext:value-type="float">
            <text:p>( 1,91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37357.44" calcext:value-type="float">
            <text:p>( 37,35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424.32" calcext:value-type="float">
            <text:p><text:s/>6,424 <text:s/></text:p>
          </table:table-cell>
          <table:table-cell table:style-name="ce42" office:value-type="float" office:value="630055.6992" calcext:value-type="float">
            <text:p><text:s/>630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129.2" calcext:value-type="float">
            <text:p><text:s/>13,12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746.44" calcext:value-type="float">
            <text:p><text:s/>5,746 <text:s/></text:p>
          </table:table-cell>
          <table:table-cell table:style-name="ce42" office:value-type="float" office:value="543667.2192" calcext:value-type="float">
            <text:p><text:s/>543,6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129.2" calcext:value-type="float">
            <text:p><text:s/>13,12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677.88" calcext:value-type="float">
            <text:p><text:s/>678 <text:s/></text:p>
          </table:table-cell>
          <table:table-cell table:style-name="ce42" office:value-type="float" office:value="86388.48" calcext:value-type="float">
            <text:p><text:s/>86,3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5910.72" calcext:value-type="float">
            <text:p>( 35,91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853.48" calcext:value-type="float">
            <text:p><text:s/>2,853 <text:s/></text:p>
          </table:table-cell>
          <table:table-cell table:style-name="ce42" office:value-type="float" office:value="96649.92" calcext:value-type="float">
            <text:p><text:s/>96,6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45.88" calcext:value-type="float">
            <text:p><text:s/>846 <text:s/></text:p>
          </table:table-cell>
          <table:table-cell table:style-name="ce46" office:value-type="float" office:value="8887.68" calcext:value-type="float">
            <text:p><text:s/>8,88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2122.24" calcext:value-type="float">
            <text:p><text:s/>22,122 <text:s/></text:p>
          </table:table-cell>
          <table:table-cell table:style-name="ce42" office:value-type="float" office:value="65390.206821936" calcext:value-type="float">
            <text:p><text:s/>65,3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505.36" calcext:value-type="float">
            <text:p><text:s/>5,505 <text:s/></text:p>
          </table:table-cell>
          <table:table-cell table:style-name="ce42" office:value-type="float" office:value="26917.44" calcext:value-type="float">
            <text:p><text:s/>26,9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515.36" calcext:value-type="float">
            <text:p><text:s/>1,515 <text:s/></text:p>
          </table:table-cell>
          <table:table-cell table:style-name="ce42" office:value-type="float" office:value="24692.16" calcext:value-type="float">
            <text:p><text:s/>24,6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585.4800000252" calcext:value-type="float">
            <text:p><text:s/>585 <text:s/></text:p>
          </table:table-cell>
          <table:table-cell table:style-name="ce42" office:value-type="float" office:value="74.112" calcext:value-type="float">
            <text:p><text:s/>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26210.52" calcext:value-type="float">
            <text:p><text:s/>26,211 <text:s/></text:p>
          </table:table-cell>
          <table:table-cell table:style-name="ce42" office:value-type="float" office:value="57866.88" calcext:value-type="float">
            <text:p><text:s/>57,8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1426.272192" calcext:value-type="float">
            <text:p><text:s/>31,42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599489.88" calcext:value-type="float">
            <text:p><text:s/>3,599,490 <text:s/></text:p>
          </table:table-cell>
          <table:table-cell table:style-name="ce42" office:value-type="float" office:value="234213.12" calcext:value-type="float">
            <text:p><text:s/>234,2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464226.36" calcext:value-type="float">
            <text:p><text:s/>3,464,22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0744" calcext:value-type="float">
            <text:p><text:s/>30,74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4519.52" calcext:value-type="float">
            <text:p><text:s/>104,520 <text:s/></text:p>
          </table:table-cell>
          <table:table-cell table:style-name="ce42" office:value-type="float" office:value="234213.12" calcext:value-type="float">
            <text:p><text:s/>234,2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929823.72" calcext:value-type="float">
            <text:p><text:s/>929,824 <text:s/></text:p>
          </table:table-cell>
          <table:table-cell table:style-name="ce42" office:value-type="float" office:value="28207.68" calcext:value-type="float">
            <text:p><text:s/>28,2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155.84" calcext:value-type="float">
            <text:p><text:s/>1,156 <text:s/></text:p>
          </table:table-cell>
          <table:table-cell table:style-name="ce42" office:value-type="float" office:value="2943.36" calcext:value-type="float">
            <text:p><text:s/>2,9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928667.88" calcext:value-type="float">
            <text:p><text:s/>928,668 <text:s/></text:p>
          </table:table-cell>
          <table:table-cell table:style-name="ce43" office:value-type="float" office:value="25264.32" calcext:value-type="float">
            <text:p><text:s/>25,26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53858.4" calcext:value-type="float">
            <text:p><text:s/>353,858 <text:s/></text:p>
          </table:table-cell>
          <table:table-cell table:style-name="ce42" office:value-type="float" office:value="447410.88" calcext:value-type="float">
            <text:p><text:s/>447,4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2488.64" calcext:value-type="float">
            <text:p><text:s/>72,489 <text:s/></text:p>
          </table:table-cell>
          <table:table-cell table:style-name="ce42" office:value-type="float" office:value="297096" calcext:value-type="float">
            <text:p><text:s/>297,0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380.12" calcext:value-type="float">
            <text:p><text:s/>1,380 <text:s/></text:p>
          </table:table-cell>
          <table:table-cell table:style-name="ce42" office:value-type="float" office:value="6654.72" calcext:value-type="float">
            <text:p><text:s/>6,6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7711.2" calcext:value-type="float">
            <text:p><text:s/>7,711 <text:s/></text:p>
          </table:table-cell>
          <table:table-cell table:style-name="ce42" office:value-type="float" office:value="295.68" calcext:value-type="float">
            <text:p><text:s/>2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083.64" calcext:value-type="float">
            <text:p><text:s/>3,08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589.28" calcext:value-type="float">
            <text:p><text:s/>1,589 <text:s/></text:p>
          </table:table-cell>
          <table:table-cell table:style-name="ce42" office:value-type="float" office:value="1851.84" calcext:value-type="float">
            <text:p><text:s/>1,8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9174.72" calcext:value-type="float">
            <text:p><text:s/>189,175 <text:s/></text:p>
          </table:table-cell>
          <table:table-cell table:style-name="ce42" office:value-type="float" office:value="7242.24" calcext:value-type="float">
            <text:p><text:s/>7,2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8430.8" calcext:value-type="float">
            <text:p><text:s/>78,431 <text:s/></text:p>
          </table:table-cell>
          <table:table-cell table:style-name="ce43" office:value-type="float" office:value="134270.4" calcext:value-type="float">
            <text:p><text:s/>134,27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9858.56" calcext:value-type="float">
            <text:p><text:s/>409,859 <text:s/></text:p>
          </table:table-cell>
          <table:table-cell table:style-name="ce42" office:value-type="float" office:value="507572" calcext:value-type="float">
            <text:p><text:s/>507,572 <text:s/></text:p>
          </table:table-cell>
          <table:table-cell table:style-name="ce42" office:value-type="float" office:value="609723.427231053" calcext:value-type="float">
            <text:p><text:s/>609,7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994.36" calcext:value-type="float">
            <text:p><text:s/>71,994 <text:s/></text:p>
          </table:table-cell>
          <table:table-cell table:style-name="ce42" office:value-type="float" office:value="1621590.924" calcext:value-type="float">
            <text:p><text:s/>1,621,59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9858.56" calcext:value-type="float">
            <text:p><text:s/>409,859 <text:s/></text:p>
          </table:table-cell>
          <table:table-cell table:style-name="ce42" office:value-type="float" office:value="507572" calcext:value-type="float">
            <text:p><text:s/>507,572 <text:s/></text:p>
          </table:table-cell>
          <table:table-cell table:style-name="ce42" office:value-type="float" office:value="609723.427231053" calcext:value-type="float">
            <text:p><text:s/>609,7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994.36" calcext:value-type="float">
            <text:p><text:s/>71,994 <text:s/></text:p>
          </table:table-cell>
          <table:table-cell table:style-name="ce42" office:value-type="float" office:value="1621590.924" calcext:value-type="float">
            <text:p><text:s/>1,621,59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56731.443511362" calcext:value-type="float">
            <text:p><text:s/>356,731 <text:s/></text:p>
          </table:table-cell>
          <table:table-cell table:style-name="ce42" office:value-type="float" office:value="15486470.4510206" calcext:value-type="float">
            <text:p><text:s/>15,486,4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3121.711057" calcext:value-type="float">
            <text:p><text:s/>1,473,122 <text:s/></text:p>
          </table:table-cell>
          <table:table-cell table:style-name="ce42" office:value-type="float" office:value="60048.532165" calcext:value-type="float">
            <text:p><text:s/>60,04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43334.149100362" calcext:value-type="float">
            <text:p><text:s/>343,334 <text:s/></text:p>
          </table:table-cell>
          <table:table-cell table:style-name="ce42" office:value-type="float" office:value="11040087.1578996" calcext:value-type="float">
            <text:p><text:s/>11,040,0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545.687154" calcext:value-type="float">
            <text:p><text:s/>63,5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3397.294411" calcext:value-type="float">
            <text:p><text:s/>13,397 <text:s/></text:p>
          </table:table-cell>
          <table:table-cell table:style-name="ce42" office:value-type="float" office:value="4382837.605967" calcext:value-type="float">
            <text:p><text:s/>4,382,8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3121.711057" calcext:value-type="float">
            <text:p><text:s/>1,473,122 <text:s/></text:p>
          </table:table-cell>
          <table:table-cell table:style-name="ce42" office:value-type="float" office:value="60048.532165" calcext:value-type="float">
            <text:p><text:s/>60,04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35.08094" calcext:value-type="float">
            <text:p><text:s/>31,7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0263.192287" calcext:value-type="float">
            <text:p><text:s/>1,240,263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1735.08094" calcext:value-type="float">
            <text:p><text:s/>31,73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40263.192287" calcext:value-type="float">
            <text:p><text:s/>1,240,263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636282.496" calcext:value-type="float">
            <text:p><text:s/>636,28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439509.29627273" calcext:value-type="float">
            <text:p><text:s/>1,439,509 <text:s/></text:p>
          </table:table-cell>
          <table:table-cell table:style-name="ce41" office:value-type="float" office:value="238352.133272729" calcext:value-type="float">
            <text:p><text:s/>238,352 <text:s/></text:p>
          </table:table-cell>
          <table:table-cell table:style-name="ce41" office:value-type="float" office:value="217368.292769429" calcext:value-type="float">
            <text:p><text:s/>217,36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0983.8405033" calcext:value-type="float">
            <text:p><text:s/>20,984 <text:s/></text:p>
          </table:table-cell>
          <table:table-cell table:style-name="ce41" office:value-type="float" office:value="1201157.163" calcext:value-type="float">
            <text:p><text:s/>1,201,15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165454.22847304" calcext:value-type="float">
            <text:p><text:s/>8,165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65454.22847304" calcext:value-type="float">
            <text:p><text:s/>8,165,4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90613.328876491" calcext:value-type="float">
            <text:p><text:s/>190,613 <text:s/></text:p>
          </table:table-cell>
          <table:table-cell table:style-name="ce42" office:value-type="float" office:value="-40985.263312" calcext:value-type="float">
            <text:p><text:s/>-40,985 <text:s/></text:p>
          </table:table-cell>
          <table:table-cell table:style-name="ce42" office:value-type="float" office:value="231598.592188491" calcext:value-type="float">
            <text:p><text:s/>231,5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611123.39559655" calcext:value-type="float">
            <text:p><text:s/>8,611,123 <text:s/></text:p>
          </table:table-cell>
          <table:table-cell table:style-name="ce43" office:value-type="float" office:value="677267.759312" calcext:value-type="float">
            <text:p><text:s/>677,268 <text:s/></text:p>
          </table:table-cell>
          <table:table-cell table:style-name="ce43" office:value-type="float" office:value="7933855.63628455" calcext:value-type="float">
            <text:p><text:s/>7,933,856 <text:s/></text:p>
          </table:table-cell>
          <table:table-cell table:style-name="ce43" office:value-type="float" office:value="1439509.29627273" calcext:value-type="float">
            <text:p><text:s/>1,439,509 <text:s/></text:p>
          </table:table-cell>
          <table:table-cell table:style-name="ce43" office:value-type="float" office:value="238352.133272729" calcext:value-type="float">
            <text:p><text:s/>238,352 <text:s/></text:p>
          </table:table-cell>
          <table:table-cell table:style-name="ce43" office:value-type="float" office:value="217368.292769429" calcext:value-type="float">
            <text:p><text:s/>217,36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983.8405033" calcext:value-type="float">
            <text:p><text:s/>20,984 <text:s/></text:p>
          </table:table-cell>
          <table:table-cell table:style-name="ce43" office:value-type="float" office:value="1201157.163" calcext:value-type="float">
            <text:p><text:s/>1,201,1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7865930.19977617" calcext:value-type="float">
            <text:p><text:s/>7,865,9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65930.19977617" calcext:value-type="float">
            <text:p><text:s/>7,865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49515.872704382" calcext:value-type="float">
            <text:p><text:s/>549,516 <text:s/></text:p>
          </table:table-cell>
          <table:table-cell table:style-name="ce43" office:value-type="float" office:value="-3211.936" calcext:value-type="float">
            <text:p><text:s/>-3,212 <text:s/></text:p>
          </table:table-cell>
          <table:table-cell table:style-name="ce43" office:value-type="float" office:value="552727.808704383" calcext:value-type="float">
            <text:p><text:s/>552,728 <text:s/></text:p>
          </table:table-cell>
          <table:table-cell table:style-name="ce43" office:value-type="float" office:value="-0.000000000005" calcext:value-type="float">
            <text:p><text:s/>-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0.000000000005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256408.25175789" calcext:value-type="float">
            <text:p><text:s/>6,256,408 <text:s/></text:p>
          </table:table-cell>
          <table:table-cell table:style-name="ce42" office:value-type="float" office:value="88604.286838272" calcext:value-type="float">
            <text:p><text:s/>88,604 <text:s/></text:p>
          </table:table-cell>
          <table:table-cell table:style-name="ce42" office:value-type="float" office:value="6167803.96491961" calcext:value-type="float">
            <text:p><text:s/>6,167,804 <text:s/></text:p>
          </table:table-cell>
          <table:table-cell table:style-name="ce42" office:value-type="float" office:value="1023495.00347562" calcext:value-type="float">
            <text:p><text:s/>1,023,495 <text:s/></text:p>
          </table:table-cell>
          <table:table-cell table:style-name="ce42" office:value-type="float" office:value="79512.0684383284" calcext:value-type="float">
            <text:p><text:s/>79,512 <text:s/></text:p>
          </table:table-cell>
          <table:table-cell table:style-name="ce42" office:value-type="float" office:value="62724.9960356884" calcext:value-type="float">
            <text:p><text:s/>62,7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87.07240264" calcext:value-type="float">
            <text:p><text:s/>16,787 <text:s/></text:p>
          </table:table-cell>
          <table:table-cell table:style-name="ce42" office:value-type="float" office:value="943982.935037291" calcext:value-type="float">
            <text:p><text:s/>943,9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9411.3" calcext:value-type="float">
            <text:p><text:s/>9,4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11.3" calcext:value-type="float">
            <text:p><text:s/>9,4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090021.9" calcext:value-type="float">
            <text:p><text:s/>6,090,0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90021.9" calcext:value-type="float">
            <text:p><text:s/>6,090,0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86987.56" calcext:value-type="float">
            <text:p><text:s/>86,9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44.3615" calcext:value-type="float">
            <text:p><text:s/>25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344.3615" calcext:value-type="float">
            <text:p><text:s/>25,34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9987.491757887" calcext:value-type="float">
            <text:p><text:s/>69,987 <text:s/></text:p>
          </table:table-cell>
          <table:table-cell table:style-name="ce43" office:value-type="float" office:value="1616.726838272" calcext:value-type="float">
            <text:p><text:s/>1,617 <text:s/></text:p>
          </table:table-cell>
          <table:table-cell table:style-name="ce43" office:value-type="float" office:value="68370.764919615" calcext:value-type="float">
            <text:p><text:s/>68,371 <text:s/></text:p>
          </table:table-cell>
          <table:table-cell table:style-name="ce43" office:value-type="float" office:value="998150.641975619" calcext:value-type="float">
            <text:p><text:s/>998,151 <text:s/></text:p>
          </table:table-cell>
          <table:table-cell table:style-name="ce43" office:value-type="float" office:value="79512.0684383284" calcext:value-type="float">
            <text:p><text:s/>79,512 <text:s/></text:p>
          </table:table-cell>
          <table:table-cell table:style-name="ce43" office:value-type="float" office:value="62724.9960356884" calcext:value-type="float">
            <text:p><text:s/>62,72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787.07240264" calcext:value-type="float">
            <text:p><text:s/>16,787 <text:s/></text:p>
          </table:table-cell>
          <table:table-cell table:style-name="ce43" office:value-type="float" office:value="918638.573537291" calcext:value-type="float">
            <text:p><text:s/>918,6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318746.40256" calcext:value-type="float">
            <text:p><text:s/>8,318,746 <text:s/></text:p>
          </table:table-cell>
          <table:table-cell table:style-name="ce42" office:value-type="float" office:value="530111.718" calcext:value-type="float">
            <text:p><text:s/>530,112 <text:s/></text:p>
          </table:table-cell>
          <table:table-cell table:style-name="ce42" office:value-type="float" office:value="7788634.68456" calcext:value-type="float">
            <text:p><text:s/>7,788,6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8318746.40256" calcext:value-type="float">
            <text:p><text:s/>8,318,746 <text:s/></text:p>
          </table:table-cell>
          <table:table-cell table:style-name="ce43" office:value-type="float" office:value="530111.718" calcext:value-type="float">
            <text:p><text:s/>530,112 <text:s/></text:p>
          </table:table-cell>
          <table:table-cell table:style-name="ce43" office:value-type="float" office:value="7788634.68456" calcext:value-type="float">
            <text:p><text:s/>7,788,63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40829.230084176" calcext:value-type="float">
            <text:p><text:s/>440,829 <text:s/></text:p>
          </table:table-cell>
          <table:table-cell table:style-name="ce42" office:value-type="float" office:value="10904.179936" calcext:value-type="float">
            <text:p><text:s/>10,904 <text:s/></text:p>
          </table:table-cell>
          <table:table-cell table:style-name="ce42" office:value-type="float" office:value="429925.050148176" calcext:value-type="float">
            <text:p><text:s/>429,9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27019.684104176" calcext:value-type="float">
            <text:p><text:s/>327,020 <text:s/></text:p>
          </table:table-cell>
          <table:table-cell table:style-name="ce42" office:value-type="float" office:value="10512.608" calcext:value-type="float">
            <text:p><text:s/>10,513 <text:s/></text:p>
          </table:table-cell>
          <table:table-cell table:style-name="ce42" office:value-type="float" office:value="316507.076104176" calcext:value-type="float">
            <text:p><text:s/>316,5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13809.54598" calcext:value-type="float">
            <text:p><text:s/>113,810 <text:s/></text:p>
          </table:table-cell>
          <table:table-cell table:style-name="ce42" office:value-type="float" office:value="391.571936" calcext:value-type="float">
            <text:p><text:s/>392 <text:s/></text:p>
          </table:table-cell>
          <table:table-cell table:style-name="ce42" office:value-type="float" office:value="113417.974044" calcext:value-type="float">
            <text:p><text:s/>113,4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817186.24383394" calcext:value-type="float">
            <text:p><text:s/>1,817,186 <text:s/></text:p>
          </table:table-cell>
          <table:table-cell table:style-name="ce44" office:value-type="float" office:value="1111082.94653773" calcext:value-type="float">
            <text:p><text:s/>1,111,083 <text:s/></text:p>
          </table:table-cell>
          <table:table-cell table:style-name="ce44" office:value-type="float" office:value="706103.297296209" calcext:value-type="float">
            <text:p><text:s/>706,103 <text:s/></text:p>
          </table:table-cell>
          <table:table-cell table:style-name="ce44" office:value-type="float" office:value="416014.292797109" calcext:value-type="float">
            <text:p><text:s/>416,014 <text:s/></text:p>
          </table:table-cell>
          <table:table-cell table:style-name="ce44" office:value-type="float" office:value="158840.0648344" calcext:value-type="float">
            <text:p><text:s/>158,840 <text:s/></text:p>
          </table:table-cell>
          <table:table-cell table:style-name="ce44" office:value-type="float" office:value="154643.29673374" calcext:value-type="float">
            <text:p><text:s/>154,64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96.76810066" calcext:value-type="float">
            <text:p><text:s/>4,197 <text:s/></text:p>
          </table:table-cell>
          <table:table-cell table:style-name="ce44" office:value-type="float" office:value="257174.227962709" calcext:value-type="float">
            <text:p><text:s/>257,17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817186.24383394" calcext:value-type="float">
            <text:p><text:s/>1,817,186 <text:s/></text:p>
          </table:table-cell>
          <table:table-cell table:style-name="ce44" office:value-type="float" office:value="1111082.94653773" calcext:value-type="float">
            <text:p><text:s/>1,111,083 <text:s/></text:p>
          </table:table-cell>
          <table:table-cell table:style-name="ce44" office:value-type="float" office:value="706103.297296209" calcext:value-type="float">
            <text:p><text:s/>706,103 <text:s/></text:p>
          </table:table-cell>
          <table:table-cell table:style-name="ce44" office:value-type="float" office:value="416014.292797109" calcext:value-type="float">
            <text:p><text:s/>416,014 <text:s/></text:p>
          </table:table-cell>
          <table:table-cell table:style-name="ce44" office:value-type="float" office:value="158840.0648344" calcext:value-type="float">
            <text:p><text:s/>158,840 <text:s/></text:p>
          </table:table-cell>
          <table:table-cell table:style-name="ce44" office:value-type="float" office:value="154643.29673374" calcext:value-type="float">
            <text:p><text:s/>154,64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96.76810066" calcext:value-type="float">
            <text:p><text:s/>4,197 <text:s/></text:p>
          </table:table-cell>
          <table:table-cell table:style-name="ce44" office:value-type="float" office:value="257174.227962709" calcext:value-type="float">
            <text:p><text:s/>257,1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24533.149157937" calcext:value-type="float">
            <text:p><text:s/>824,533 <text:s/></text:p>
          </table:table-cell>
          <table:table-cell table:style-name="ce42" office:value-type="float" office:value="288120.684969728" calcext:value-type="float">
            <text:p><text:s/>288,121 <text:s/></text:p>
          </table:table-cell>
          <table:table-cell table:style-name="ce42" office:value-type="float" office:value="536412.464188209" calcext:value-type="float">
            <text:p><text:s/>536,412 <text:s/></text:p>
          </table:table-cell>
          <table:table-cell table:style-name="ce42" office:value-type="float" office:value="416014.292797109" calcext:value-type="float">
            <text:p><text:s/>416,014 <text:s/></text:p>
          </table:table-cell>
          <table:table-cell table:style-name="ce42" office:value-type="float" office:value="158840.0648344" calcext:value-type="float">
            <text:p><text:s/>158,840 <text:s/></text:p>
          </table:table-cell>
          <table:table-cell table:style-name="ce42" office:value-type="float" office:value="154643.29673374" calcext:value-type="float">
            <text:p><text:s/>154,6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96.76810066" calcext:value-type="float">
            <text:p><text:s/>4,197 <text:s/></text:p>
          </table:table-cell>
          <table:table-cell table:style-name="ce42" office:value-type="float" office:value="257174.227962709" calcext:value-type="float">
            <text:p><text:s/>257,1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53.568" calcext:value-type="float">
            <text:p><text:s/>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7870.297316" calcext:value-type="float">
            <text:p><text:s/>17,870 <text:s/></text:p>
          </table:table-cell>
          <table:table-cell table:style-name="ce42" office:value-type="float" office:value="13076.840652" calcext:value-type="float">
            <text:p><text:s/>13,077 <text:s/></text:p>
          </table:table-cell>
          <table:table-cell table:style-name="ce42" office:value-type="float" office:value="4793.456664" calcext:value-type="float">
            <text:p><text:s/>4,793 <text:s/></text:p>
          </table:table-cell>
          <table:table-cell table:number-columns-repeated="3" table:style-name="ce42" office:value-type="float" office:value="11077.5861069301" calcext:value-type="float">
            <text:p><text:s/>11,0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2650.057856" calcext:value-type="float">
            <text:p><text:s/>42,650 <text:s/></text:p>
          </table:table-cell>
          <table:table-cell table:style-name="ce42" office:value-type="float" office:value="3474.795072" calcext:value-type="float">
            <text:p><text:s/>3,475 <text:s/></text:p>
          </table:table-cell>
          <table:table-cell table:style-name="ce42" office:value-type="float" office:value="39175.262784" calcext:value-type="float">
            <text:p><text:s/>39,1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67.173492" calcext:value-type="float">
            <text:p><text:s/>467 <text:s/></text:p>
          </table:table-cell>
          <table:table-cell table:style-name="ce42" office:value-type="float" office:value="236.650912" calcext:value-type="float">
            <text:p><text:s/>237 <text:s/></text:p>
          </table:table-cell>
          <table:table-cell table:style-name="ce42" office:value-type="float" office:value="230.52258" calcext:value-type="float">
            <text:p><text:s/>2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515.1786" calcext:value-type="float">
            <text:p><text:s/>1,515 <text:s/></text:p>
          </table:table-cell>
          <table:table-cell table:style-name="ce42" office:value-type="float" office:value="573.879904" calcext:value-type="float">
            <text:p><text:s/>574 <text:s/></text:p>
          </table:table-cell>
          <table:table-cell table:style-name="ce42" office:value-type="float" office:value="941.298696" calcext:value-type="float">
            <text:p><text:s/>9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983.599256936" calcext:value-type="float">
            <text:p><text:s/>5,984 <text:s/></text:p>
          </table:table-cell>
          <table:table-cell table:style-name="ce42" office:value-type="float" office:value="3706.582048936" calcext:value-type="float">
            <text:p><text:s/>3,707 <text:s/></text:p>
          </table:table-cell>
          <table:table-cell table:style-name="ce42" office:value-type="float" office:value="2277.017208" calcext:value-type="float">
            <text:p><text:s/>2,277 <text:s/></text:p>
          </table:table-cell>
          <table:table-cell table:style-name="ce42" office:value-type="float" office:value="173584.288422871" calcext:value-type="float">
            <text:p><text:s/>173,584 <text:s/></text:p>
          </table:table-cell>
          <table:table-cell table:number-columns-repeated="2" table:style-name="ce42" office:value-type="float" office:value="143563.37884817" calcext:value-type="float">
            <text:p><text:s/>143,5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20.9095747003" calcext:value-type="float">
            <text:p><text:s/>30,0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907.250608" calcext:value-type="float">
            <text:p><text:s/>907 <text:s/></text:p>
          </table:table-cell>
          <table:table-cell table:style-name="ce42" office:value-type="float" office:value="503.837632" calcext:value-type="float">
            <text:p><text:s/>504 <text:s/></text:p>
          </table:table-cell>
          <table:table-cell table:style-name="ce42" office:value-type="float" office:value="403.412976" calcext:value-type="float">
            <text:p><text:s/>4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49221.697697001" calcext:value-type="float">
            <text:p><text:s/>149,222 <text:s/></text:p>
          </table:table-cell>
          <table:table-cell table:style-name="ce42" office:value-type="float" office:value="2880.556732792" calcext:value-type="float">
            <text:p><text:s/>2,881 <text:s/></text:p>
          </table:table-cell>
          <table:table-cell table:style-name="ce42" office:value-type="float" office:value="146341.140964209" calcext:value-type="float">
            <text:p><text:s/>146,341 <text:s/></text:p>
          </table:table-cell>
          <table:table-cell table:style-name="ce42" office:value-type="float" office:value="27.010166460576" calcext:value-type="float">
            <text:p><text:s/>27 <text:s/></text:p>
          </table:table-cell>
          <table:table-cell table:number-columns-repeated="2" table:style-name="ce42" office:value-type="float" office:value="2.331778639776" calcext:value-type="float">
            <text:p><text:s/>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.6783878208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4241.634773001" calcext:value-type="float">
            <text:p><text:s/>134,242 <text:s/></text:p>
          </table:table-cell>
          <table:table-cell table:style-name="ce42" office:value-type="float" office:value="2880.556732792" calcext:value-type="float">
            <text:p><text:s/>2,881 <text:s/></text:p>
          </table:table-cell>
          <table:table-cell table:style-name="ce42" office:value-type="float" office:value="131361.078040209" calcext:value-type="float">
            <text:p><text:s/>131,361 <text:s/></text:p>
          </table:table-cell>
          <table:table-cell table:style-name="ce42" office:value-type="float" office:value="24.6783878208" calcext:value-type="float">
            <text:p><text:s/>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.6783878208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224.631804" calcext:value-type="float">
            <text:p>( 6,225 <text:s/>)</text:p>
          </table:table-cell>
          <table:table-cell table:style-name="ce45" office:value-type="float" office:value="769.951584" calcext:value-type="float">
            <text:p>( 770 <text:s/>)</text:p>
          </table:table-cell>
          <table:table-cell table:style-name="ce45" office:value-type="float" office:value="5454.68022" calcext:value-type="float">
            <text:p>( 5,455 <text:s/>)</text:p>
          </table:table-cell>
          <table:table-cell table:style-name="ce45" office:value-type="float" office:value="24.6783878208" calcext:value-type="float">
            <text:p>( 2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4.6783878208" calcext:value-type="float">
            <text:p>( 2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6616.202969001" calcext:value-type="float">
            <text:p>( 126,616 <text:s/>)</text:p>
          </table:table-cell>
          <table:table-cell table:style-name="ce45" office:value-type="float" office:value="709.805148792" calcext:value-type="float">
            <text:p>( 710 <text:s/>)</text:p>
          </table:table-cell>
          <table:table-cell table:style-name="ce45" office:value-type="float" office:value="125906.397820209" calcext:value-type="float">
            <text:p>( 125,90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1400.8" calcext:value-type="float">
            <text:p>( 1,40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7.9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.9" calcext:value-type="float">
            <text:p><text:s/>28 <text:s/></text:p>
          </table:table-cell>
          <table:table-cell table:number-columns-repeated="3" table:style-name="ce42" office:value-type="float" office:value="2.331778639776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4952.162924" calcext:value-type="float">
            <text:p><text:s/>14,9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52.162924" calcext:value-type="float">
            <text:p><text:s/>14,9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627.854612" calcext:value-type="float">
            <text:p><text:s/>3,628 <text:s/></text:p>
          </table:table-cell>
          <table:table-cell table:style-name="ce42" office:value-type="float" office:value="2825.832032" calcext:value-type="float">
            <text:p><text:s/>2,826 <text:s/></text:p>
          </table:table-cell>
          <table:table-cell table:style-name="ce42" office:value-type="float" office:value="802.02258" calcext:value-type="float">
            <text:p><text:s/>8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057.03118" calcext:value-type="float">
            <text:p><text:s/>3,057 <text:s/></text:p>
          </table:table-cell>
          <table:table-cell table:style-name="ce42" office:value-type="float" office:value="331.757632" calcext:value-type="float">
            <text:p><text:s/>332 <text:s/></text:p>
          </table:table-cell>
          <table:table-cell table:style-name="ce42" office:value-type="float" office:value="2725.273548" calcext:value-type="float">
            <text:p><text:s/>2,7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526.634672" calcext:value-type="float">
            <text:p><text:s/>12,527 <text:s/></text:p>
          </table:table-cell>
          <table:table-cell table:style-name="ce46" office:value-type="float" office:value="1284.977312" calcext:value-type="float">
            <text:p><text:s/>1,285 <text:s/></text:p>
          </table:table-cell>
          <table:table-cell table:style-name="ce46" office:value-type="float" office:value="11241.65736" calcext:value-type="float">
            <text:p><text:s/>11,24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10350.560804" calcext:value-type="float">
            <text:p><text:s/>210,351 <text:s/></text:p>
          </table:table-cell>
          <table:table-cell table:style-name="ce42" office:value-type="float" office:value="155639.816224" calcext:value-type="float">
            <text:p><text:s/>155,640 <text:s/></text:p>
          </table:table-cell>
          <table:table-cell table:style-name="ce42" office:value-type="float" office:value="54710.74458" calcext:value-type="float">
            <text:p><text:s/>54,7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496.682464" calcext:value-type="float">
            <text:p><text:s/>497 <text:s/></text:p>
          </table:table-cell>
          <table:table-cell table:style-name="ce42" office:value-type="float" office:value="189.320224" calcext:value-type="float">
            <text:p><text:s/>189 <text:s/></text:p>
          </table:table-cell>
          <table:table-cell table:style-name="ce42" office:value-type="float" office:value="307.36224" calcext:value-type="float">
            <text:p><text:s/>3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9853.87834" calcext:value-type="float">
            <text:p><text:s/>209,854 <text:s/></text:p>
          </table:table-cell>
          <table:table-cell table:style-name="ce42" office:value-type="float" office:value="155450.496" calcext:value-type="float">
            <text:p><text:s/>155,450 <text:s/></text:p>
          </table:table-cell>
          <table:table-cell table:style-name="ce42" office:value-type="float" office:value="54403.38234" calcext:value-type="float">
            <text:p><text:s/>54,4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2257.906776" calcext:value-type="float">
            <text:p>( 62,258 <text:s/>)</text:p>
          </table:table-cell>
          <table:table-cell table:style-name="ce45" office:value-type="float" office:value="62096.16" calcext:value-type="float">
            <text:p>( 62,096 <text:s/>)</text:p>
          </table:table-cell>
          <table:table-cell table:style-name="ce45" office:value-type="float" office:value="161.746776" calcext:value-type="float">
            <text:p>( 1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9420.115564" calcext:value-type="float">
            <text:p>( 39,420 <text:s/>)</text:p>
          </table:table-cell>
          <table:table-cell table:style-name="ce47" office:value-type="float" office:value="34487.68" calcext:value-type="float">
            <text:p>( 34,488 <text:s/>)</text:p>
          </table:table-cell>
          <table:table-cell table:style-name="ce47" office:value-type="float" office:value="4932.435564" calcext:value-type="float">
            <text:p>( 4,932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34474.525152" calcext:value-type="float">
            <text:p><text:s/>234,475 <text:s/></text:p>
          </table:table-cell>
          <table:table-cell table:style-name="ce42" office:value-type="float" office:value="10367.974592" calcext:value-type="float">
            <text:p><text:s/>10,368 <text:s/></text:p>
          </table:table-cell>
          <table:table-cell table:style-name="ce42" office:value-type="float" office:value="224106.55056" calcext:value-type="float">
            <text:p><text:s/>224,1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23848.547772" calcext:value-type="float">
            <text:p><text:s/>223,849 <text:s/></text:p>
          </table:table-cell>
          <table:table-cell table:style-name="ce42" office:value-type="float" office:value="5181.575072" calcext:value-type="float">
            <text:p><text:s/>5,182 <text:s/></text:p>
          </table:table-cell>
          <table:table-cell table:style-name="ce42" office:value-type="float" office:value="218666.9727" calcext:value-type="float">
            <text:p><text:s/>218,6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0625.97738" calcext:value-type="float">
            <text:p><text:s/>10,626 <text:s/></text:p>
          </table:table-cell>
          <table:table-cell table:style-name="ce42" office:value-type="float" office:value="5186.39952" calcext:value-type="float">
            <text:p><text:s/>5,186 <text:s/></text:p>
          </table:table-cell>
          <table:table-cell table:style-name="ce42" office:value-type="float" office:value="5439.57786" calcext:value-type="float">
            <text:p><text:s/>5,4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4465.624924" calcext:value-type="float">
            <text:p>( 4,466 <text:s/>)</text:p>
          </table:table-cell>
          <table:table-cell table:style-name="ce45" office:value-type="float" office:value="502.151392" calcext:value-type="float">
            <text:p>( 502 <text:s/>)</text:p>
          </table:table-cell>
          <table:table-cell table:style-name="ce45" office:value-type="float" office:value="3963.473532" calcext:value-type="float">
            <text:p>( 3,96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4994.929208" calcext:value-type="float">
            <text:p><text:s/>34,995 <text:s/></text:p>
          </table:table-cell>
          <table:table-cell table:style-name="ce42" office:value-type="float" office:value="9049.862624" calcext:value-type="float">
            <text:p><text:s/>9,050 <text:s/></text:p>
          </table:table-cell>
          <table:table-cell table:style-name="ce42" office:value-type="float" office:value="25945.066584" calcext:value-type="float">
            <text:p><text:s/>25,9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032.431732" calcext:value-type="float">
            <text:p><text:s/>5,032 <text:s/></text:p>
          </table:table-cell>
          <table:table-cell table:style-name="ce46" office:value-type="float" office:value="4010.354112" calcext:value-type="float">
            <text:p><text:s/>4,010 <text:s/></text:p>
          </table:table-cell>
          <table:table-cell table:style-name="ce46" office:value-type="float" office:value="1022.07762" calcext:value-type="float">
            <text:p><text:s/>1,02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81547.840188" calcext:value-type="float">
            <text:p><text:s/>81,548 <text:s/></text:p>
          </table:table-cell>
          <table:table-cell table:style-name="ce42" office:value-type="float" office:value="67587.833664" calcext:value-type="float">
            <text:p><text:s/>67,588 <text:s/></text:p>
          </table:table-cell>
          <table:table-cell table:style-name="ce42" office:value-type="float" office:value="13960.006524" calcext:value-type="float">
            <text:p><text:s/>13,9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3811.692252" calcext:value-type="float">
            <text:p>( 3,812 <text:s/>)</text:p>
          </table:table-cell>
          <table:table-cell table:style-name="ce45" office:value-type="float" office:value="2313.302304" calcext:value-type="float">
            <text:p>( 2,313 <text:s/>)</text:p>
          </table:table-cell>
          <table:table-cell table:style-name="ce45" office:value-type="float" office:value="1498.389948" calcext:value-type="float">
            <text:p>( 1,49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4291.283784" calcext:value-type="float">
            <text:p><text:s/>14,291 <text:s/></text:p>
          </table:table-cell>
          <table:table-cell table:style-name="ce42" office:value-type="float" office:value="11754.109984" calcext:value-type="float">
            <text:p><text:s/>11,754 <text:s/></text:p>
          </table:table-cell>
          <table:table-cell table:style-name="ce42" office:value-type="float" office:value="2537.1738" calcext:value-type="float">
            <text:p><text:s/>2,5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048.392272" calcext:value-type="float">
            <text:p><text:s/>5,048 <text:s/></text:p>
          </table:table-cell>
          <table:table-cell table:style-name="ce42" office:value-type="float" office:value="329.568" calcext:value-type="float">
            <text:p><text:s/>330 <text:s/></text:p>
          </table:table-cell>
          <table:table-cell table:style-name="ce42" office:value-type="float" office:value="4718.824272" calcext:value-type="float">
            <text:p><text:s/>4,7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325.408100848" calcext:value-type="float">
            <text:p><text:s/>231,325 <text:s/></text:p>
          </table:table-cell>
          <table:table-cell table:style-name="ce42" office:value-type="float" office:value="4196.76810066" calcext:value-type="float">
            <text:p><text:s/>4,1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6.76810066" calcext:value-type="float">
            <text:p><text:s/>4,197 <text:s/></text:p>
          </table:table-cell>
          <table:table-cell table:style-name="ce42" office:value-type="float" office:value="227128.640000188" calcext:value-type="float">
            <text:p><text:s/>227,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912.842728" calcext:value-type="float">
            <text:p><text:s/>913 <text:s/></text:p>
          </table:table-cell>
          <table:table-cell table:style-name="ce43" office:value-type="float" office:value="431.88784" calcext:value-type="float">
            <text:p><text:s/>432 <text:s/></text:p>
          </table:table-cell>
          <table:table-cell table:style-name="ce43" office:value-type="float" office:value="480.954888" calcext:value-type="float">
            <text:p><text:s/>48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59201.721368" calcext:value-type="float">
            <text:p><text:s/>259,202 <text:s/></text:p>
          </table:table-cell>
          <table:table-cell table:style-name="ce42" office:value-type="float" office:value="181811.177056" calcext:value-type="float">
            <text:p><text:s/>181,811 <text:s/></text:p>
          </table:table-cell>
          <table:table-cell table:style-name="ce42" office:value-type="float" office:value="77390.544312" calcext:value-type="float">
            <text:p><text:s/>77,3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17250.366916" calcext:value-type="float">
            <text:p><text:s/>217,250 <text:s/></text:p>
          </table:table-cell>
          <table:table-cell table:style-name="ce42" office:value-type="float" office:value="147196.405344" calcext:value-type="float">
            <text:p><text:s/>147,196 <text:s/></text:p>
          </table:table-cell>
          <table:table-cell table:style-name="ce42" office:value-type="float" office:value="70053.961572" calcext:value-type="float">
            <text:p><text:s/>70,0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08.632064" calcext:value-type="float">
            <text:p><text:s/>109 <text:s/></text:p>
          </table:table-cell>
          <table:table-cell table:style-name="ce42" office:value-type="float" office:value="98.5728" calcext:value-type="float">
            <text:p><text:s/>99 <text:s/></text:p>
          </table:table-cell>
          <table:table-cell table:style-name="ce42" office:value-type="float" office:value="10.059264" calcext:value-type="float">
            <text:p><text:s/>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0062.654236" calcext:value-type="float">
            <text:p><text:s/>30,063 <text:s/></text:p>
          </table:table-cell>
          <table:table-cell table:style-name="ce42" office:value-type="float" office:value="24408.386848" calcext:value-type="float">
            <text:p><text:s/>24,408 <text:s/></text:p>
          </table:table-cell>
          <table:table-cell table:style-name="ce42" office:value-type="float" office:value="5654.267388" calcext:value-type="float">
            <text:p><text:s/>5,6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9597.442328" calcext:value-type="float">
            <text:p><text:s/>9,597 <text:s/></text:p>
          </table:table-cell>
          <table:table-cell table:style-name="ce42" office:value-type="float" office:value="7925.18624" calcext:value-type="float">
            <text:p><text:s/>7,925 <text:s/></text:p>
          </table:table-cell>
          <table:table-cell table:style-name="ce42" office:value-type="float" office:value="1672.256088" calcext:value-type="float">
            <text:p><text:s/>1,6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2182.625824" calcext:value-type="float">
            <text:p><text:s/>2,18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33451.373308" calcext:value-type="float">
            <text:p><text:s/>733,451 <text:s/></text:p>
          </table:table-cell>
          <table:table-cell table:style-name="ce44" office:value-type="float" office:value="641151.084512" calcext:value-type="float">
            <text:p><text:s/>641,151 <text:s/></text:p>
          </table:table-cell>
          <table:table-cell table:style-name="ce44" office:value-type="float" office:value="92300.288796" calcext:value-type="float">
            <text:p><text:s/>92,30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6158733.775347" calcext:value-type="float">
            <text:p><text:s/>36,158,734 <text:s/></text:p>
          </table:table-cell>
          <table:table-cell table:style-name="ce42" office:value-type="float" office:value="558421.033914" calcext:value-type="float">
            <text:p><text:s/>558,421 <text:s/></text:p>
          </table:table-cell>
          <table:table-cell table:style-name="ce42" office:value-type="float" office:value="35600312.741433" calcext:value-type="float">
            <text:p><text:s/>35,600,313 <text:s/></text:p>
          </table:table-cell>
          <table:table-cell table:style-name="ce42" office:value-type="float" office:value="3349297.535142" calcext:value-type="float">
            <text:p><text:s/>3,349,298 <text:s/></text:p>
          </table:table-cell>
          <table:table-cell table:style-name="ce42" office:value-type="float" office:value="348527.964036" calcext:value-type="float">
            <text:p><text:s/>348,528 <text:s/></text:p>
          </table:table-cell>
          <table:table-cell table:style-name="ce42" office:value-type="float" office:value="279081.964036" calcext:value-type="float">
            <text:p><text:s/>279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446" calcext:value-type="float">
            <text:p><text:s/>69,446 <text:s/></text:p>
          </table:table-cell>
          <table:table-cell table:style-name="ce42" office:value-type="float" office:value="3000769.571106" calcext:value-type="float">
            <text:p><text:s/>3,000,7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256045.098" calcext:value-type="float">
            <text:p><text:s/>35,256,0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256045.098" calcext:value-type="float">
            <text:p><text:s/>35,256,0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530302" calcext:value-type="float">
            <text:p><text:s/>530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297.256242" calcext:value-type="float">
            <text:p><text:s/>77,2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297.256242" calcext:value-type="float">
            <text:p><text:s/>77,2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72386.677347" calcext:value-type="float">
            <text:p><text:s/>372,387 <text:s/></text:p>
          </table:table-cell>
          <table:table-cell table:style-name="ce42" office:value-type="float" office:value="28119.033914" calcext:value-type="float">
            <text:p><text:s/>28,119 <text:s/></text:p>
          </table:table-cell>
          <table:table-cell table:style-name="ce42" office:value-type="float" office:value="344267.643433" calcext:value-type="float">
            <text:p><text:s/>344,268 <text:s/></text:p>
          </table:table-cell>
          <table:table-cell table:style-name="ce42" office:value-type="float" office:value="3272000.2789" calcext:value-type="float">
            <text:p><text:s/>3,272,000 <text:s/></text:p>
          </table:table-cell>
          <table:table-cell table:style-name="ce42" office:value-type="float" office:value="348527.964036" calcext:value-type="float">
            <text:p><text:s/>348,528 <text:s/></text:p>
          </table:table-cell>
          <table:table-cell table:style-name="ce42" office:value-type="float" office:value="279081.964036" calcext:value-type="float">
            <text:p><text:s/>279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446" calcext:value-type="float">
            <text:p><text:s/>69,446 <text:s/></text:p>
          </table:table-cell>
          <table:table-cell table:style-name="ce42" office:value-type="float" office:value="2923472.314864" calcext:value-type="float">
            <text:p><text:s/>2,923,4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273.963732" calcext:value-type="float">
            <text:p><text:s/>108,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273.963732" calcext:value-type="float">
            <text:p><text:s/>108,27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8273.963732" calcext:value-type="float">
            <text:p><text:s/>108,27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8273.963732" calcext:value-type="float">
            <text:p><text:s/>108,274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6048.749566" calcext:value-type="float">
            <text:p><text:s/>276,04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0.224" calcext:value-type="float">
            <text:p><text:s/>50 <text:s/></text:p>
          </table:table-cell>
          <table:table-cell table:style-name="ce41" office:value-type="float" office:value="2171.741746" calcext:value-type="float">
            <text:p><text:s/>2,172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291110.939" calcext:value-type="float">
            <text:p><text:s/>10,291,1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91110.939" calcext:value-type="float">
            <text:p><text:s/>10,291,111 <text:s/></text:p>
          </table:table-cell>
          <table:table-cell table:style-name="ce43" office:value-type="float" office:value="276048.749566" calcext:value-type="float">
            <text:p><text:s/>276,04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0.224" calcext:value-type="float">
            <text:p><text:s/>50 <text:s/></text:p>
          </table:table-cell>
          <table:table-cell table:style-name="ce43" office:value-type="float" office:value="2171.741746" calcext:value-type="float">
            <text:p><text:s/>2,17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36955.822132" calcext:value-type="float">
            <text:p><text:s/>-36,95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291110.939" calcext:value-type="float">
            <text:p><text:s/>10,291,111 <text:s/></text:p>
          </table:table-cell>
          <table:table-cell table:style-name="ce42" office:value-type="float" office:value="563778.04003" calcext:value-type="float">
            <text:p><text:s/>563,7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.224" calcext:value-type="float">
            <text:p><text:s/>50 <text:s/></text:p>
          </table:table-cell>
          <table:table-cell table:style-name="ce42" office:value-type="float" office:value="2171.741746" calcext:value-type="float">
            <text:p><text:s/>2,1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291110.939" calcext:value-type="float">
            <text:p><text:s/>10,291,111 <text:s/></text:p>
          </table:table-cell>
          <table:table-cell table:style-name="ce42" office:value-type="float" office:value="563778.04003" calcext:value-type="float">
            <text:p><text:s/>563,7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3.371744" calcext:value-type="float">
            <text:p><text:s/>1,1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.224" calcext:value-type="float">
            <text:p><text:s/>50 <text:s/></text:p>
          </table:table-cell>
          <table:table-cell table:style-name="ce42" office:value-type="float" office:value="1068.370002" calcext:value-type="float">
            <text:p><text:s/>1,0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729.290464" calcext:value-type="float">
            <text:p><text:s/>287,7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82110.345206" calcext:value-type="float">
            <text:p><text:s/>18,782,11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729.290464" calcext:value-type="float">
            <text:p><text:s/>287,7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82110.345206" calcext:value-type="float">
            <text:p><text:s/>18,782,110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8666.25248" calcext:value-type="float">
            <text:p><text:s/>1,628,66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.159228" calcext:value-type="float">
            <text:p><text:s/>18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82.821086" calcext:value-type="float">
            <text:p><text:s/>7,98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1675.660806" calcext:value-type="float">
            <text:p><text:s/>301,67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3259.41708" calcext:value-type="float">
            <text:p><text:s/>803,25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1684.358344" calcext:value-type="float">
            <text:p><text:s/>351,68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743.877868" calcext:value-type="float">
            <text:p><text:s/>114,744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9131.958068" calcext:value-type="float">
            <text:p><text:s/>49,132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68592.432144" calcext:value-type="float">
            <text:p><text:s/>768,592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6421807.482714" calcext:value-type="float">
            <text:p><text:s/>16,421,80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6421807.482714" calcext:value-type="float">
            <text:p><text:s/>16,421,8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62849.558574" calcext:value-type="float">
            <text:p><text:s/>9,162,8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047.090908" calcext:value-type="float">
            <text:p><text:s/>30,0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6414.260098" calcext:value-type="float">
            <text:p><text:s/>296,4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0906.363722" calcext:value-type="float">
            <text:p><text:s/>690,9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682.064504" calcext:value-type="float">
            <text:p><text:s/>26,6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327.946718" calcext:value-type="float">
            <text:p><text:s/>40,3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1105.292592" calcext:value-type="float">
            <text:p><text:s/>321,1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68.781208" calcext:value-type="float">
            <text:p><text:s/>42,5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2249.72152" calcext:value-type="float">
            <text:p><text:s/>2,262,2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1116.96507" calcext:value-type="float">
            <text:p><text:s/>1,331,1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863.258042" calcext:value-type="float">
            <text:p>( 9,86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82198.418554" calcext:value-type="float">
            <text:p>( 1,182,19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1465.173926" calcext:value-type="float">
            <text:p><text:s/>651,46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9343.318174" calcext:value-type="float">
            <text:p><text:s/>249,34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0324.26435" calcext:value-type="float">
            <text:p><text:s/>30,3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116.172624" calcext:value-type="float">
            <text:p><text:s/>235,1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596.223202" calcext:value-type="float">
            <text:p><text:s/>83,59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65989.682022" calcext:value-type="float">
            <text:p><text:s/>365,9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9050.079782" calcext:value-type="float">
            <text:p><text:s/>389,0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132.134918" calcext:value-type="float">
            <text:p><text:s/>195,1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917.944864" calcext:value-type="float">
            <text:p><text:s/>193,9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4834.544412" calcext:value-type="float">
            <text:p>( 34,835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88734.260264" calcext:value-type="float">
            <text:p>( 88,73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5634.705088" calcext:value-type="float">
            <text:p><text:s/>1,235,6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4483.03649" calcext:value-type="float">
            <text:p><text:s/>1,134,4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151.668598" calcext:value-type="float">
            <text:p><text:s/>101,1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3137.287496" calcext:value-type="float">
            <text:p>( 53,13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8145.938418" calcext:value-type="float">
            <text:p><text:s/>488,14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37283.040636" calcext:value-type="float">
            <text:p><text:s/>137,2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3269.61861" calcext:value-type="float">
            <text:p><text:s/>1,983,2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83045.946432" calcext:value-type="float">
            <text:p>( 1,283,04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9128.842118" calcext:value-type="float">
            <text:p><text:s/>179,1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493.027932" calcext:value-type="float">
            <text:p><text:s/>40,4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497.988216" calcext:value-type="float">
            <text:p><text:s/>71,4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538.386448" calcext:value-type="float">
            <text:p><text:s/>195,5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04.332208" calcext:value-type="float">
            <text:p><text:s/>47,80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594.546382" calcext:value-type="float">
            <text:p><text:s/>44,5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594.546382" calcext:value-type="float">
            <text:p><text:s/>44,5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923.339946" calcext:value-type="float">
            <text:p><text:s/>215,9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721.977036" calcext:value-type="float">
            <text:p><text:s/>121,72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4201.36291" calcext:value-type="float">
            <text:p><text:s/>94,2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93864.179992" calcext:value-type="float">
            <text:p><text:s/>3,593,8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0479.291146" calcext:value-type="float">
            <text:p><text:s/>510,4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551.593466" calcext:value-type="float">
            <text:p><text:s/>194,5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009.585804" calcext:value-type="float">
            <text:p><text:s/>79,0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463.336464" calcext:value-type="float">
            <text:p><text:s/>56,4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737.371884" calcext:value-type="float">
            <text:p><text:s/>115,7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969.606754" calcext:value-type="float">
            <text:p><text:s/>92,9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880.47984" calcext:value-type="float">
            <text:p><text:s/>72,8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7763.955892" calcext:value-type="float">
            <text:p><text:s/>647,7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2224.351194" calcext:value-type="float">
            <text:p><text:s/>422,22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01784.607548" calcext:value-type="float">
            <text:p><text:s/>1,401,785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404575.85782" calcext:value-type="float">
            <text:p><text:s/>3,404,5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9490065" calcext:value-type="float">
            <text:p><text:s/>39,490,065 <text:s/></text:p>
          </table:table-cell>
          <table:table-cell table:style-name="ce42" office:value-type="float" office:value="6555558.605" calcext:value-type="float">
            <text:p><text:s/>6,555,5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4" calcext:value-type="float">
            <text:p><text:s/>584 <text:s/></text:p>
          </table:table-cell>
          <table:table-cell table:style-name="ce42" office:value-type="float" office:value="25252.811" calcext:value-type="float">
            <text:p><text:s/>25,2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490065" calcext:value-type="float">
            <text:p><text:s/>39,490,065 <text:s/></text:p>
          </table:table-cell>
          <table:table-cell table:style-name="ce42" office:value-type="float" office:value="6555558.605" calcext:value-type="float">
            <text:p><text:s/>6,555,5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29.904" calcext:value-type="float">
            <text:p><text:s/>12,8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4" calcext:value-type="float">
            <text:p><text:s/>584 <text:s/></text:p>
          </table:table-cell>
          <table:table-cell table:style-name="ce42" office:value-type="float" office:value="12422.907" calcext:value-type="float">
            <text:p><text:s/>12,4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3429.1" calcext:value-type="float">
            <text:p><text:s/>83,42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524528.14967268" calcext:value-type="float">
            <text:p><text:s/>2,524,528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920163.830996" calcext:value-type="float">
            <text:p><text:s/>116,920,164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06367.6545255" calcext:value-type="float">
            <text:p><text:s/>13,306,368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4319.76" calcext:value-type="float">
            <text:p><text:s/>2,494,320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4036.8" calcext:value-type="float">
            <text:p><text:s/>1,974,037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58242.33517856" calcext:value-type="float">
            <text:p><text:s/>2,858,242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3429.1" calcext:value-type="float">
            <text:p><text:s/>83,4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8811725.430965" calcext:value-type="float">
            <text:p><text:s/>98,811,725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98425.4126742" calcext:value-type="float">
            <text:p><text:s/>13,698,425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1707.1201254479" calcext:value-type="float">
            <text:p><text:s/>51,707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629165.389895" calcext:value-type="float">
            <text:p><text:s/>107,629,165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1779.856" calcext:value-type="float">
            <text:p><text:s/>4,151,780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2317.051" calcext:value-type="float">
            <text:p><text:s/>3,572,317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635901.445088" calcext:value-type="float">
            <text:p><text:s/>52,635,901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95203.3093507" calcext:value-type="float">
            <text:p><text:s/>37,395,203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8.594002" calcext:value-type="float">
            <text:p><text:s/>1,119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882.2895" calcext:value-type="float">
            <text:p><text:s/>496,882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375962.84495428" calcext:value-type="float">
            <text:p><text:s/>9,375,963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5252.029" calcext:value-type="float">
            <text:p><text:s/>1,055,252 <text:s/></text:p>
          </table:table-cell>
          <table:table-cell table:style-name="ce42" office:value-type="float" office:value="91399012.1065715" calcext:value-type="float">
            <text:p><text:s/>91,399,012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5252.029" calcext:value-type="float">
            <text:p><text:s/>1,055,252 <text:s/></text:p>
          </table:table-cell>
          <table:table-cell table:style-name="ce42" office:value-type="float" office:value="78456787.6240211" calcext:value-type="float">
            <text:p><text:s/>78,456,788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942224.4825504" calcext:value-type="float">
            <text:p><text:s/>12,942,224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379.787" calcext:value-type="float">
            <text:p><text:s/>307,380 <text:s/></text:p>
          </table:table-cell>
          <table:table-cell table:style-name="ce42" office:value-type="float" office:value="5809850.51290709" calcext:value-type="float">
            <text:p><text:s/>5,809,851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.159228" calcext:value-type="float">
            <text:p><text:s/>764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7759.143" calcext:value-type="float">
            <text:p><text:s/>427,759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3770.0801" calcext:value-type="float">
            <text:p><text:s/>433,770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15.141086" calcext:value-type="float">
            <text:p><text:s/>8,215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379.787" calcext:value-type="float">
            <text:p><text:s/>307,380 <text:s/></text:p>
          </table:table-cell>
          <table:table-cell table:style-name="ce42" office:value-type="float" office:value="3502373.26212109" calcext:value-type="float">
            <text:p><text:s/>3,502,373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9660.12306" calcext:value-type="float">
            <text:p><text:s/>919,660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684.358344" calcext:value-type="float">
            <text:p><text:s/>351,684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743.877868" calcext:value-type="float">
            <text:p><text:s/>114,744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0880.3681" calcext:value-type="float">
            <text:p><text:s/>50,880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11125.137744" calcext:value-type="float">
            <text:p><text:s/>811,125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3429.1" calcext:value-type="float">
            <text:p><text:s/>83,429 <text:s/></text:p>
          </table:table-cell>
          <table:table-cell table:style-name="ce44" office:value-type="float" office:value="747872.242" calcext:value-type="float">
            <text:p><text:s/>747,872 <text:s/></text:p>
          </table:table-cell>
          <table:table-cell table:style-name="ce44" office:value-type="float" office:value="62210463.9641909" calcext:value-type="float">
            <text:p><text:s/>62,210,464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3429.1" calcext:value-type="float">
            <text:p><text:s/>83,429 <text:s/></text:p>
          </table:table-cell>
          <table:table-cell table:style-name="ce44" office:value-type="float" office:value="747872.242" calcext:value-type="float">
            <text:p><text:s/>747,872 <text:s/></text:p>
          </table:table-cell>
          <table:table-cell table:style-name="ce44" office:value-type="float" office:value="46194311.6129599" calcext:value-type="float">
            <text:p><text:s/>46,194,312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7872.242" calcext:value-type="float">
            <text:p><text:s/>747,872 <text:s/></text:p>
          </table:table-cell>
          <table:table-cell table:style-name="ce42" office:value-type="float" office:value="22391659.2106119" calcext:value-type="float">
            <text:p><text:s/>22,391,659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087.551643" calcext:value-type="float">
            <text:p><text:s/>70,088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35.1593333333" calcext:value-type="float">
            <text:p><text:s/>20,435 <text:s/></text:p>
          </table:table-cell>
          <table:table-cell table:style-name="ce42" office:value-type="float" office:value="692210.470631991" calcext:value-type="float">
            <text:p><text:s/>692,210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17.5796666667" calcext:value-type="float">
            <text:p><text:s/>10,218 <text:s/></text:p>
          </table:table-cell>
          <table:table-cell table:style-name="ce42" office:value-type="float" office:value="1851372.49270109" calcext:value-type="float">
            <text:p><text:s/>1,851,372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919.290843" calcext:value-type="float">
            <text:p><text:s/>65,919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82.340161" calcext:value-type="float">
            <text:p><text:s/>47,482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9008.43657543" calcext:value-type="float">
            <text:p><text:s/>1,139,008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680.244118" calcext:value-type="float">
            <text:p><text:s/>51,680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7219.503" calcext:value-type="float">
            <text:p><text:s/>717,220 <text:s/></text:p>
          </table:table-cell>
          <table:table-cell table:style-name="ce42" office:value-type="float" office:value="6832002.58945922" calcext:value-type="float">
            <text:p><text:s/>6,832,003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7219.503" calcext:value-type="float">
            <text:p><text:s/>717,220 <text:s/></text:p>
          </table:table-cell>
          <table:table-cell table:style-name="ce42" office:value-type="float" office:value="4499235.63521042" calcext:value-type="float">
            <text:p><text:s/>4,499,236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95357.33392706" calcext:value-type="float">
            <text:p>( 795,357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17219.503" calcext:value-type="float">
            <text:p>( 717,220 <text:s/>)</text:p>
          </table:table-cell>
          <table:table-cell table:style-name="ce45" office:value-type="float" office:value="3556795.33280936" calcext:value-type="float">
            <text:p>( 3,556,795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027.68" calcext:value-type="float">
            <text:p>( 8,028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1650.66080333" calcext:value-type="float">
            <text:p><text:s/>1,251,651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8110.733204468" calcext:value-type="float">
            <text:p><text:s/>658,111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23005.560241" calcext:value-type="float">
            <text:p><text:s/>423,006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2518.283612" calcext:value-type="float">
            <text:p><text:s/>492,518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977.038771" calcext:value-type="float">
            <text:p><text:s/>119,977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47913.214465" calcext:value-type="float">
            <text:p><text:s/>447,913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21896.029477" calcext:value-type="float">
            <text:p><text:s/>2,821,896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8791.742661" calcext:value-type="float">
            <text:p><text:s/>1,888,792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3104.286816" calcext:value-type="float">
            <text:p><text:s/>933,104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0218.751049" calcext:value-type="float">
            <text:p>( 110,219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69288.562661" calcext:value-type="float">
            <text:p>( 169,289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4356.164128" calcext:value-type="float">
            <text:p><text:s/>3,554,356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19114.311373" calcext:value-type="float">
            <text:p><text:s/>3,319,114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241.852755" calcext:value-type="float">
            <text:p><text:s/>235,242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7954.863354" calcext:value-type="float">
            <text:p>( 117,955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5272.274714" calcext:value-type="float">
            <text:p><text:s/>635,272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55347.611346" calcext:value-type="float">
            <text:p><text:s/>155,348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9152.23707426" calcext:value-type="float">
            <text:p><text:s/>2,289,152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86857.638684" calcext:value-type="float">
            <text:p>( 1,286,858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731.04689" calcext:value-type="float">
            <text:p><text:s/>239,731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93.027932" calcext:value-type="float">
            <text:p><text:s/>40,493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511.720014" calcext:value-type="float">
            <text:p><text:s/>251,512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8145.826548873" calcext:value-type="float">
            <text:p><text:s/>428,146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242.204587" calcext:value-type="float">
            <text:p><text:s/>133,242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339.11492" calcext:value-type="float">
            <text:p><text:s/>32,339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22636.779939" calcext:value-type="float">
            <text:p><text:s/>12,122,637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720" calcext:value-type="float">
            <text:p><text:s/>215,720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92845.593557" calcext:value-type="float">
            <text:p><text:s/>11,492,846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338.546382" calcext:value-type="float">
            <text:p><text:s/>75,339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8732.64" calcext:value-type="float">
            <text:p><text:s/>338,733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4261.506077" calcext:value-type="float">
            <text:p><text:s/>1,174,262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127.943167" calcext:value-type="float">
            <text:p><text:s/>126,128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48133.56291" calcext:value-type="float">
            <text:p><text:s/>1,048,134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502.873" calcext:value-type="float">
            <text:p><text:s/>2,5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95950.567941" calcext:value-type="float">
            <text:p><text:s/>4,995,951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0479.291146" calcext:value-type="float">
            <text:p><text:s/>510,479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0062.96612" calcext:value-type="float">
            <text:p><text:s/>900,063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069.925804" calcext:value-type="float">
            <text:p><text:s/>87,070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475.322707" calcext:value-type="float">
            <text:p><text:s/>64,475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501.671884" calcext:value-type="float">
            <text:p><text:s/>126,502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843.953622" calcext:value-type="float">
            <text:p><text:s/>99,844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880.47984" calcext:value-type="float">
            <text:p><text:s/>72,880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7826.610128" calcext:value-type="float">
            <text:p><text:s/>677,827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502.873" calcext:value-type="float">
            <text:p><text:s/>2,5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4715.966522" calcext:value-type="float">
            <text:p><text:s/>834,716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22094.380168" calcext:value-type="float">
            <text:p><text:s/>1,622,094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0926.227" calcext:value-type="float">
            <text:p><text:s/>80,9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509803.548391" calcext:value-type="float">
            <text:p><text:s/>5,509,804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16152.3512311" calcext:value-type="float">
            <text:p><text:s/>16,016,152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16152.3512311" calcext:value-type="float">
            <text:p><text:s/>16,016,152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545502.06" calcext:value-type="float">
            <text:p>( 12,545,502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396668.844956" calcext:value-type="float">
            <text:p><text:s/>218,396,669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776774.938" calcext:value-type="float">
            <text:p><text:s/>175,776,775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06.907" calcext:value-type="float">
            <text:p><text:s/>13,007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9257.999998" calcext:value-type="float">
            <text:p><text:s/>2,139,258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67628.999958" calcext:value-type="float">
            <text:p><text:s/>40,467,629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95384.99998" calcext:value-type="float">
            <text:p><text:s/>13,995,385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995384.99998" calcext:value-type="float">
            <text:p><text:s/>13,995,385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